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charset="x-symbol"/>
    <style:font-face style:name="StarSymbol" svg:font-family="StarSymbol, 'Arial Unicode MS'"/>
    <style:font-face style:name="Tahoma1" svg:font-family="Tahoma"/>
    <style:font-face style:name="Courier New" svg:font-family="'Courier New'" style:font-family-generic="modern"/>
    <style:font-face style:name="HG ゴシックB Sun" svg:font-family="'HG ゴシックB Sun', msgothic" style:font-family-generic="modern"/>
    <style:font-face style:name="ＭＳ ゴシック" svg:font-family="'ＭＳ ゴシック', 'MS Gothic'" style:font-family-generic="modern"/>
    <style:font-face style:name="ＭＳ 明朝" svg:font-family="'ＭＳ 明朝', 'MS Mincho'" style:font-family-generic="roman"/>
    <style:font-face style:name="HG 明朝L Sun" svg:font-family="'HG 明朝L Sun'" style:font-pitch="variable"/>
    <style:font-face style:name="Tahoma2" svg:font-family="Tahoma" style:font-pitch="variable"/>
    <style:font-face style:name="メイリオ" svg:font-family="メイリオ" style:font-family-generic="modern" style:font-pitch="variable"/>
    <style:font-face style:name="メイリオ1" svg:font-family="メイリオ" style:font-adornments="レギュラー" style:font-family-generic="modern" style:font-pitch="variable"/>
    <style:font-face style:name="ＭＳ Ｐゴシック" svg:font-family="'ＭＳ Ｐゴシック'" style:font-family-generic="modern" style:font-pitch="variable"/>
    <style:font-face style:name="ＭＳ Ｐゴシック1" svg:font-family="'ＭＳ Ｐゴシック'" style:font-adornments="標準" style:font-family-generic="modern"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style:use-window-font-color="true" style:font-name="メイリオ" fo:font-size="10.5pt" fo:language="en" fo:country="US" style:letter-kerning="true" style:font-name-asian="メイリオ" style:font-size-asian="10.5pt" style:language-asian="ja" style:country-asian="JP" style:font-name-complex="Century" style:font-size-complex="10pt" style:language-complex="ar" style:country-complex="SA"/>
    </style:style>
    <style:style style:name="P2" style:family="paragraph" style:parent-style-name="Standard">
      <style:paragraph-properties fo:line-height="77%"/>
      <style:text-properties style:use-window-font-color="true" style:font-name="メイリオ" fo:font-size="10.5pt" fo:language="en" fo:country="US" style:letter-kerning="true" style:font-name-asian="メイリオ" style:font-size-asian="10.5pt" style:language-asian="ja" style:country-asian="JP" style:font-name-complex="Century" style:font-size-complex="10pt" style:language-complex="ar" style:country-complex="SA"/>
    </style:style>
    <style:style style:name="P3" style:family="paragraph" style:parent-style-name="Standard">
      <style:text-properties style:use-window-font-color="true" style:font-name="メイリオ" fo:font-size="10.5pt" fo:language="en" fo:country="US" style:letter-kerning="true" style:font-name-asian="メイリオ" style:font-size-asian="10.5pt" style:language-asian="ja" style:country-asian="JP" style:font-name-complex="Century" style:font-size-complex="10.5pt" style:language-complex="ar" style:country-complex="SA"/>
    </style:style>
    <style:style style:name="P4" style:family="paragraph" style:parent-style-name="Standard">
      <style:paragraph-properties style:line-height-at-least="0cm" fo:text-align="start" style:justify-single-word="false"/>
      <style:text-properties style:use-window-font-color="true" style:font-name="メイリオ" fo:font-size="10.5pt" fo:language="en" fo:country="US" fo:font-style="italic" fo:font-weight="bold" style:letter-kerning="true" style:font-name-asian="メイリオ" style:font-size-asian="10.5pt" style:language-asian="ja" style:country-asian="JP" style:font-style-asian="italic" style:font-weight-asian="bold" style:font-name-complex="Century" style:font-size-complex="10.5pt" style:language-complex="ar" style:country-complex="SA" style:font-style-complex="normal"/>
    </style:style>
    <style:style style:name="P5" style:family="paragraph" style:parent-style-name="Standard">
      <style:text-properties style:use-window-font-color="true" style:font-name="メイリオ" fo:font-size="14pt" fo:language="en" fo:country="US" style:letter-kerning="true" style:font-name-asian="メイリオ" style:font-size-asian="14pt" style:language-asian="ja" style:country-asian="JP" style:font-name-complex="Century" style:font-size-complex="10pt" style:language-complex="ar" style:country-complex="SA"/>
    </style:style>
    <style:style style:name="P6" style:family="paragraph" style:parent-style-name="Standard">
      <style:text-properties style:use-window-font-color="true" style:font-name="メイリオ" fo:font-size="14pt" fo:language="en" fo:country="US" fo:font-weight="bold" style:letter-kerning="true" style:font-name-asian="メイリオ" style:font-size-asian="14pt" style:language-asian="ja" style:country-asian="JP" style:font-weight-asian="bold" style:font-name-complex="Century" style:font-size-complex="10pt" style:language-complex="ar" style:country-complex="SA" style:font-weight-complex="bold"/>
    </style:style>
    <style:style style:name="P7" style:family="paragraph" style:parent-style-name="Standard">
      <style:text-properties style:use-window-font-color="true" style:font-name="メイリオ" fo:font-size="12pt" fo:language="en" fo:country="US" style:letter-kerning="true" style:font-name-asian="メイリオ" style:font-size-asian="12pt" style:language-asian="ja" style:country-asian="JP" style:font-name-complex="Century" style:font-size-complex="12pt" style:language-complex="ar" style:country-complex="SA"/>
    </style:style>
    <style:style style:name="P8" style:family="paragraph" style:parent-style-name="Standard">
      <style:text-properties style:use-window-font-color="true" style:font-name="メイリオ" fo:font-size="12pt" fo:language="en" fo:country="US" fo:font-style="italic" fo:font-weight="bold" style:letter-kerning="true" style:font-name-asian="メイリオ" style:font-size-asian="12pt" style:language-asian="ja" style:country-asian="JP" style:font-style-asian="italic" style:font-weight-asian="bold" style:font-name-complex="Century" style:font-size-complex="12pt" style:language-complex="ar" style:country-complex="SA"/>
    </style:style>
    <style:style style:name="P9" style:family="paragraph" style:parent-style-name="Standard">
      <style:text-properties style:use-window-font-color="true" style:font-name="メイリオ" fo:font-size="12pt" fo:language="en" fo:country="US" fo:font-weight="bold" style:letter-kerning="true" style:font-name-asian="メイリオ" style:font-size-asian="12pt" style:language-asian="ja" style:country-asian="JP" style:font-weight-asian="bold" style:font-name-complex="Century" style:font-size-complex="12pt" style:language-complex="ar" style:country-complex="SA" style:font-weight-complex="bold"/>
    </style:style>
    <style:style style:name="P10" style:family="paragraph" style:parent-style-name="Standard">
      <style:paragraph-properties>
        <style:tab-stops>
          <style:tab-stop style:position="-0.344cm"/>
          <style:tab-stop style:position="-0.185cm"/>
          <style:tab-stop style:position="0.503cm"/>
        </style:tab-stops>
      </style:paragraph-properties>
      <style:text-properties style:use-window-font-color="true" style:font-name="メイリオ" fo:font-size="16pt" fo:language="en" fo:country="US" fo:font-style="italic" fo:font-weight="bold" style:letter-kerning="true" style:font-name-asian="メイリオ" style:font-size-asian="16pt" style:language-asian="ja" style:country-asian="JP" style:font-style-asian="italic" style:font-weight-asian="bold" style:font-name-complex="Century" style:font-size-complex="16pt" style:language-complex="ar" style:country-complex="SA" style:font-style-complex="italic" style:font-weight-complex="bold"/>
    </style:style>
    <style:style style:name="P11" style:family="paragraph" style:parent-style-name="Standard">
      <style:text-properties style:use-window-font-color="true" style:font-name="メイリオ" fo:font-size="10pt" fo:language="en" fo:country="US" style:letter-kerning="true" style:font-name-asian="メイリオ" style:font-size-asian="10pt" style:language-asian="ja" style:country-asian="JP" style:font-name-complex="Century" style:font-size-complex="10pt" style:language-complex="ar" style:country-complex="SA"/>
    </style:style>
    <style:style style:name="P12" style:family="paragraph" style:parent-style-name="Standard">
      <style:paragraph-properties fo:text-align="end" style:justify-single-word="false"/>
      <style:text-properties style:use-window-font-color="true" style:font-name="メイリオ" fo:font-size="10pt" fo:language="en" fo:country="US" style:letter-kerning="true" style:font-name-asian="メイリオ" style:font-size-asian="10pt" style:language-asian="ja" style:country-asian="JP" style:font-name-complex="Century" style:font-size-complex="10pt" style:language-complex="ar" style:country-complex="SA"/>
    </style:style>
    <style:style style:name="P13" style:family="paragraph" style:parent-style-name="Standard">
      <style:paragraph-properties fo:line-height="77%"/>
      <style:text-properties style:use-window-font-color="true" style:font-name="メイリオ" fo:font-size="10pt" fo:language="en" fo:country="US" style:letter-kerning="true" style:font-name-asian="メイリオ" style:font-size-asian="10pt" style:language-asian="ja" style:country-asian="JP" style:font-name-complex="Century" style:font-size-complex="10pt" style:language-complex="ar" style:country-complex="SA"/>
    </style:style>
    <style:style style:name="P14" style:family="paragraph" style:parent-style-name="Standard">
      <style:paragraph-properties fo:line-height="66%"/>
      <style:text-properties style:use-window-font-color="true" style:font-name="メイリオ" fo:font-size="10pt" fo:language="en" fo:country="US" style:letter-kerning="true" style:font-name-asian="メイリオ" style:font-size-asian="10pt" style:language-asian="ja" style:country-asian="JP" style:font-name-complex="Century" style:font-size-complex="10pt" style:language-complex="ar" style:country-complex="SA"/>
    </style:style>
    <style:style style:name="P15" style:family="paragraph" style:parent-style-name="Standard">
      <style:paragraph-properties style:line-height-at-least="0cm" fo:text-align="start" style:justify-single-word="false"/>
      <style:text-properties style:use-window-font-color="true" style:font-name="メイリオ" fo:font-size="10pt" fo:language="en" fo:country="US" style:letter-kerning="true" style:font-name-asian="メイリオ" style:font-size-asian="10pt" style:language-asian="ja" style:country-asian="JP" style:font-name-complex="Century" style:font-size-complex="10pt" style:language-complex="ar" style:country-complex="SA"/>
    </style:style>
    <style:style style:name="P16" style:family="paragraph" style:parent-style-name="Standard">
      <style:text-properties style:use-window-font-color="true" style:font-name="メイリオ" fo:font-size="10pt" fo:language="en" fo:country="US" fo:font-style="italic" fo:font-weight="bold" style:letter-kerning="true" style:font-name-asian="メイリオ" style:font-size-asian="10pt" style:language-asian="ja" style:country-asian="JP" style:font-style-asian="italic" style:font-weight-asian="bold" style:font-name-complex="Century" style:font-size-complex="10pt" style:language-complex="ar" style:country-complex="SA"/>
    </style:style>
    <style:style style:name="P17" style:family="paragraph" style:parent-style-name="Standard">
      <style:text-properties style:font-name="メイリオ" style:font-name-asian="メイリオ"/>
    </style:style>
    <style:style style:name="P18" style:family="paragraph" style:parent-style-name="Standard">
      <style:paragraph-properties style:line-height-at-least="0cm"/>
      <style:text-properties style:font-name="メイリオ" style:font-name-asian="メイリオ"/>
    </style:style>
    <style:style style:name="P19" style:family="paragraph" style:parent-style-name="Standard">
      <style:paragraph-properties fo:text-align="end" style:justify-single-word="false"/>
      <style:text-properties style:font-name="メイリオ" style:font-name-asian="メイリオ" style:language-asian="ja" style:country-asian="JP"/>
    </style:style>
    <style:style style:name="P20" style:family="paragraph" style:parent-style-name="Standard">
      <style:paragraph-properties style:line-height-at-least="0.049cm"/>
      <style:text-properties style:font-name="メイリオ" style:font-name-asian="メイリオ"/>
    </style:style>
    <style:style style:name="P21" style:family="paragraph" style:parent-style-name="Standard">
      <style:text-properties style:font-name="メイリオ" fo:font-style="italic" style:font-name-asian="メイリオ" style:font-style-asian="italic" style:font-style-complex="italic"/>
    </style:style>
    <style:style style:name="P22" style:family="paragraph" style:parent-style-name="Standard">
      <style:paragraph-properties style:line-height-at-least="0.049cm"/>
      <style:text-properties style:font-name="メイリオ" fo:font-style="normal" style:font-name-asian="メイリオ" style:font-style-asian="normal" style:font-style-complex="normal"/>
    </style:style>
    <style:style style:name="P23" style:family="paragraph" style:parent-style-name="Standard">
      <style:text-properties style:font-name="メイリオ" fo:font-size="10pt" style:font-name-asian="メイリオ" style:font-size-asian="10pt" style:font-size-complex="10pt"/>
    </style:style>
    <style:style style:name="P24" style:family="paragraph" style:parent-style-name="Standard">
      <style:paragraph-properties fo:line-height="77%"/>
      <style:text-properties style:font-name="メイリオ" fo:font-size="10pt" style:font-name-asian="メイリオ" style:font-size-asian="10pt" style:font-size-complex="10pt"/>
    </style:style>
    <style:style style:name="P25" style:family="paragraph" style:parent-style-name="Standard">
      <style:paragraph-properties fo:line-height="0.049cm"/>
      <style:text-properties style:font-name="メイリオ" fo:font-size="10pt" style:font-name-asian="メイリオ" style:font-size-asian="10pt" style:font-size-complex="10pt"/>
    </style:style>
    <style:style style:name="P26" style:family="paragraph" style:parent-style-name="Standard">
      <style:text-properties style:font-name="メイリオ" fo:font-size="10pt" style:font-name-asian="メイリオ" style:font-size-asian="10pt" style:language-asian="ja" style:country-asian="JP" style:font-size-complex="10pt"/>
    </style:style>
    <style:style style:name="P27" style:family="paragraph" style:parent-style-name="Standard">
      <style:paragraph-properties fo:line-height="0.049cm"/>
    </style:style>
    <style:style style:name="P28" style:family="paragraph" style:parent-style-name="Standard">
      <style:paragraph-properties style:line-height-at-least="0.049cm"/>
    </style:style>
    <style:style style:name="P29" style:family="paragraph" style:parent-style-name="書式なし">
      <style:text-properties style:use-window-font-color="true" style:font-name="メイリオ" fo:font-size="10.5pt" fo:language="en" fo:country="US" style:letter-kerning="true" style:font-name-asian="メイリオ" style:font-size-asian="10.5pt" style:language-asian="ja" style:country-asian="JP" style:font-name-complex="Century" style:font-size-complex="10pt" style:language-complex="ar" style:country-complex="SA"/>
    </style:style>
    <style:style style:name="P30" style:family="paragraph" style:parent-style-name="Standard">
      <style:paragraph-properties fo:margin-left="1.27cm" fo:margin-right="0cm" fo:text-indent="0cm" style:auto-text-indent="false"/>
      <style:text-properties style:use-window-font-color="true" style:font-name="メイリオ" fo:font-size="10.5pt" fo:language="en" fo:country="US" fo:font-weight="bold" style:letter-kerning="true" style:font-name-asian="メイリオ" style:font-size-asian="10.5pt" style:language-asian="ja" style:country-asian="JP" style:font-weight-asian="bold" style:font-name-complex="Century" style:font-size-complex="10.5pt" style:language-complex="ar" style:country-complex="SA" style:font-weight-complex="bold"/>
    </style:style>
    <style:style style:name="P31" style:family="paragraph" style:parent-style-name="Standard">
      <style:paragraph-properties fo:margin-left="1.27cm" fo:margin-right="0cm" fo:text-indent="0cm" style:auto-text-indent="false"/>
      <style:text-properties style:use-window-font-color="true" style:font-name="メイリオ" fo:font-size="10pt" fo:language="en" fo:country="US" fo:font-weight="bold" style:letter-kerning="true" style:font-name-asian="メイリオ" style:font-size-asian="10pt" style:language-asian="ja" style:country-asian="JP" style:font-weight-asian="bold" style:font-name-complex="Century" style:font-size-complex="10pt" style:language-complex="ar" style:country-complex="SA" style:font-weight-complex="bold"/>
    </style:style>
    <style:style style:name="P32" style:family="paragraph" style:parent-style-name="Standard">
      <style:paragraph-properties fo:margin-left="1.27cm" fo:margin-right="0cm" fo:text-indent="0cm" style:auto-text-indent="false">
        <style:tab-stops>
          <style:tab-stop style:position="2.54cm"/>
        </style:tab-stops>
      </style:paragraph-properties>
      <style:text-properties style:use-window-font-color="true" style:font-name="メイリオ" fo:font-size="10pt" fo:language="en" fo:country="US" style:letter-kerning="true" style:font-name-asian="メイリオ" style:font-size-asian="10pt" style:language-asian="ja" style:country-asian="JP" style:font-name-complex="Century" style:font-size-complex="10pt" style:language-complex="ar" style:country-complex="SA"/>
    </style:style>
    <style:style style:name="P33" style:family="paragraph" style:parent-style-name="Standard">
      <style:paragraph-properties fo:margin-left="0cm" fo:margin-right="0cm" fo:text-indent="0cm" style:auto-text-indent="false">
        <style:tab-stops>
          <style:tab-stop style:position="1.27cm"/>
        </style:tab-stops>
      </style:paragraph-properties>
      <style:text-properties style:use-window-font-color="true" style:font-name="メイリオ" fo:font-size="14pt" fo:language="en" fo:country="US" fo:font-weight="bold" style:letter-kerning="true" style:font-name-asian="メイリオ" style:font-size-asian="14pt" style:language-asian="ja" style:country-asian="JP" style:font-weight-asian="bold" style:font-name-complex="Century" style:font-size-complex="14pt" style:language-complex="ar" style:country-complex="SA" style:font-weight-complex="bold"/>
    </style:style>
    <style:style style:name="P34" style:family="paragraph" style:parent-style-name="Standard">
      <style:paragraph-properties fo:margin-left="0cm" fo:margin-right="0cm" fo:text-indent="0cm" style:auto-text-indent="false"/>
      <style:text-properties style:use-window-font-color="true" style:font-name="メイリオ" fo:font-size="10pt" fo:language="en" fo:country="US" style:letter-kerning="true" style:font-name-asian="メイリオ" style:font-size-asian="10pt" style:language-asian="ja" style:country-asian="JP" style:font-name-complex="Century" style:font-size-complex="10pt" style:language-complex="ar" style:country-complex="SA"/>
    </style:style>
    <style:style style:name="P35" style:family="paragraph" style:parent-style-name="Standard">
      <style:paragraph-properties fo:margin-left="0cm" fo:margin-right="0cm" fo:text-indent="0cm" style:auto-text-indent="false"/>
      <style:text-properties style:use-window-font-color="true" style:font-name="メイリオ" fo:font-size="10pt" fo:language="en" fo:country="US" fo:font-weight="bold" style:letter-kerning="true" style:font-name-asian="メイリオ" style:font-size-asian="10pt" style:language-asian="ja" style:country-asian="JP" style:font-weight-asian="bold" style:font-name-complex="Century" style:font-size-complex="10pt" style:language-complex="ar" style:country-complex="SA" style:font-weight-complex="bold"/>
    </style:style>
    <style:style style:name="P36" style:family="paragraph" style:parent-style-name="Preformatted_20_Text">
      <style:paragraph-properties fo:margin-left="0cm" fo:margin-right="0cm" fo:line-height="100%" fo:text-align="start" style:justify-single-word="false" fo:text-indent="-0.079cm" style:auto-text-indent="false">
        <style:tab-stops>
          <style:tab-stop style:position="0cm"/>
        </style:tab-stops>
      </style:paragraph-properties>
      <style:text-properties fo:font-size="10pt" style:font-name-asian="メイリオ" style:font-size-asian="10pt" style:font-name-complex="HG ゴシックB Sun" style:font-size-complex="10pt"/>
    </style:style>
    <style:style style:name="P37" style:family="paragraph" style:parent-style-name="Preformatted_20_Text">
      <style:paragraph-properties fo:margin-left="0cm" fo:margin-right="0cm" fo:line-height="100%" fo:text-align="start" style:justify-single-word="false" fo:text-indent="-0.079cm" style:auto-text-indent="false">
        <style:tab-stops>
          <style:tab-stop style:position="0cm"/>
        </style:tab-stops>
      </style:paragraph-properties>
      <style:text-properties style:use-window-font-color="true" style:font-name="メイリオ" fo:font-size="10pt" fo:language="ja" fo:country="JP" style:letter-kerning="true" style:font-name-asian="メイリオ" style:font-size-asian="10pt" style:language-asian="ja" style:country-asian="JP" style:font-name-complex="Century" style:font-size-complex="10pt" style:language-complex="ar" style:country-complex="SA"/>
    </style:style>
    <style:style style:name="P38" style:family="paragraph" style:parent-style-name="Standard">
      <style:paragraph-properties fo:margin-left="-0.026cm" fo:margin-right="0cm" fo:text-indent="0cm" style:auto-text-indent="false">
        <style:tab-stops>
          <style:tab-stop style:position="0cm"/>
        </style:tab-stops>
      </style:paragraph-properties>
      <style:text-properties style:use-window-font-color="true" style:font-name="メイリオ" fo:font-size="16pt" fo:language="en" fo:country="US" fo:font-style="italic" fo:font-weight="bold" style:letter-kerning="true" style:font-name-asian="メイリオ" style:font-size-asian="16pt" style:language-asian="ja" style:country-asian="JP" style:font-style-asian="italic" style:font-weight-asian="bold" style:font-name-complex="Century" style:font-size-complex="16pt" style:language-complex="ar" style:country-complex="SA" style:font-style-complex="italic" style:font-weight-complex="bold"/>
    </style:style>
    <style:style style:name="P39" style:family="paragraph" style:parent-style-name="Header">
      <style:paragraph-properties style:snap-to-layout-grid="true">
        <style:tab-stops/>
      </style:paragraph-properties>
      <style:text-properties style:use-window-font-color="true" style:font-name="メイリオ" fo:font-size="10pt" fo:language="en" fo:country="US" style:letter-kerning="true" style:font-name-asian="メイリオ" style:font-size-asian="10pt" style:language-asian="ja" style:country-asian="JP" style:font-name-complex="Century" style:font-size-complex="10pt" style:language-complex="ar" style:country-complex="SA"/>
    </style:style>
    <style:style style:name="P40" style:family="paragraph" style:parent-style-name="Header">
      <style:paragraph-properties fo:text-align="start" style:justify-single-word="false" style:snap-to-layout-grid="true">
        <style:tab-stops/>
      </style:paragraph-properties>
      <style:text-properties style:use-window-font-color="true" style:font-name="メイリオ" fo:font-size="10pt" fo:language="en" fo:country="US" fo:font-style="italic" fo:font-weight="bold" style:letter-kerning="true" style:font-name-asian="メイリオ" style:font-size-asian="10pt" style:language-asian="ja" style:country-asian="JP" style:font-style-asian="italic" style:font-weight-asian="bold" style:font-name-complex="Century" style:font-size-complex="10pt" style:language-complex="ar" style:country-complex="SA"/>
    </style:style>
    <style:style style:name="P41" style:family="paragraph" style:parent-style-name="Header">
      <style:paragraph-properties style:snap-to-layout-grid="true">
        <style:tab-stops/>
      </style:paragraph-properties>
      <style:text-properties style:use-window-font-color="true" style:text-line-through-style="none" style:font-name="メイリオ" fo:font-size="10pt" fo:language="en" fo:country="US" style:letter-kerning="true" style:font-name-asian="メイリオ" style:font-size-asian="10pt" style:language-asian="ja" style:country-asian="JP" style:font-name-complex="Century" style:font-size-complex="10pt" style:language-complex="ar" style:country-complex="SA"/>
    </style:style>
    <style:style style:name="P42" style:family="paragraph" style:parent-style-name="Header">
      <style:paragraph-properties style:snap-to-layout-grid="true">
        <style:tab-stops/>
      </style:paragraph-properties>
      <style:text-properties style:use-window-font-color="true" style:text-line-through-style="solid" style:font-name="メイリオ" fo:font-size="10pt" fo:language="en" fo:country="US" style:letter-kerning="true" style:font-name-asian="メイリオ" style:font-size-asian="10pt" style:language-asian="ja" style:country-asian="JP" style:font-name-complex="Century" style:font-size-complex="10pt" style:language-complex="ar" style:country-complex="SA"/>
    </style:style>
    <style:style style:name="P43" style:family="paragraph" style:parent-style-name="Header">
      <style:paragraph-properties style:snap-to-layout-grid="true">
        <style:tab-stops/>
      </style:paragraph-properties>
      <style:text-properties style:font-name="メイリオ" fo:font-size="10pt" style:font-name-asian="メイリオ" style:font-size-asian="10pt" style:font-size-complex="10pt"/>
    </style:style>
    <style:style style:name="P44" style:family="paragraph" style:parent-style-name="Standard">
      <style:paragraph-properties fo:margin-left="1.99cm" fo:margin-right="0cm" fo:text-indent="-1.99cm" style:auto-text-indent="false"/>
      <style:text-properties style:font-name="メイリオ" fo:font-size="10pt" style:font-name-asian="メイリオ" style:font-size-asian="10pt" style:font-size-complex="10pt"/>
    </style:style>
    <style:style style:name="P45" style:family="paragraph" style:parent-style-name="Standard">
      <style:paragraph-properties fo:margin-left="0.688cm" fo:margin-right="0cm" fo:text-indent="0cm" style:auto-text-indent="false"/>
      <style:text-properties style:font-name="メイリオ" fo:font-size="10pt" style:font-name-asian="メイリオ" style:font-size-asian="10pt" style:font-size-complex="10pt"/>
    </style:style>
    <style:style style:name="P46" style:family="paragraph" style:parent-style-name="Standard">
      <style:paragraph-properties fo:margin-left="0.688cm" fo:margin-right="0cm" fo:text-indent="0cm" style:auto-text-indent="false">
        <style:tab-stops>
          <style:tab-stop style:position="1.376cm"/>
        </style:tab-stops>
      </style:paragraph-properties>
      <style:text-properties style:font-name="メイリオ" fo:font-size="10pt" style:font-name-asian="メイリオ" style:font-size-asian="10pt" style:font-size-complex="10pt"/>
    </style:style>
    <style:style style:name="P47" style:family="paragraph" style:parent-style-name="Standard">
      <style:paragraph-properties fo:margin-left="0.688cm" fo:margin-right="0cm" fo:text-indent="0cm" style:auto-text-indent="false"/>
      <style:text-properties style:use-window-font-color="true" style:font-name="メイリオ" fo:font-size="10pt" fo:language="en" fo:country="US" style:letter-kerning="true" style:font-name-asian="メイリオ" style:font-size-asian="10pt" style:language-asian="ja" style:country-asian="JP" style:font-name-complex="Century" style:font-size-complex="10pt" style:language-complex="ar" style:country-complex="SA"/>
    </style:style>
    <style:style style:name="P48" style:family="paragraph" style:parent-style-name="Standard">
      <style:paragraph-properties fo:margin-left="0.688cm" fo:margin-right="0cm" fo:text-indent="0cm" style:auto-text-indent="false">
        <style:tab-stops>
          <style:tab-stop style:position="1.376cm"/>
        </style:tab-stops>
      </style:paragraph-properties>
      <style:text-properties style:use-window-font-color="true" style:font-name="メイリオ" fo:font-size="10pt" fo:language="en" fo:country="US" style:letter-kerning="true" style:font-name-asian="メイリオ" style:font-size-asian="10pt" style:language-asian="ja" style:country-asian="JP" style:font-name-complex="Century" style:font-size-complex="10pt" style:language-complex="ar" style:country-complex="SA"/>
    </style:style>
    <style:style style:name="P49" style:family="paragraph" style:parent-style-name="Standard">
      <style:paragraph-properties fo:margin-left="0.688cm" fo:margin-right="0cm" fo:text-indent="0cm" style:auto-text-indent="false"/>
      <style:text-properties style:use-window-font-color="true" style:font-name="メイリオ" fo:font-size="10pt" fo:language="en" fo:country="US" fo:font-style="normal" style:letter-kerning="true" style:font-name-asian="メイリオ" style:font-size-asian="10pt" style:language-asian="ja" style:country-asian="JP" style:font-style-asian="normal" style:font-name-complex="Century" style:font-size-complex="10pt" style:language-complex="ar" style:country-complex="SA" style:font-style-complex="normal"/>
    </style:style>
    <style:style style:name="P50" style:family="paragraph" style:parent-style-name="Standard">
      <style:paragraph-properties fo:margin-left="0.688cm" fo:margin-right="0cm" fo:text-indent="0cm" style:auto-text-indent="false">
        <style:tab-stops>
          <style:tab-stop style:position="1.376cm"/>
        </style:tab-stops>
      </style:paragraph-properties>
      <style:text-properties style:use-window-font-color="true" style:font-name="メイリオ" fo:font-size="10pt" fo:language="en" fo:country="US" fo:font-style="normal" fo:font-weight="normal" style:letter-kerning="true" style:font-name-asian="メイリオ" style:font-size-asian="10pt" style:language-asian="ja" style:country-asian="JP" style:font-style-asian="normal" style:font-weight-asian="normal" style:font-name-complex="Century" style:font-size-complex="10pt" style:language-complex="ar" style:country-complex="SA" style:font-style-complex="normal" style:font-weight-complex="normal"/>
    </style:style>
    <style:style style:name="P51" style:family="paragraph" style:parent-style-name="Standard">
      <style:paragraph-properties fo:margin-left="0.688cm" fo:margin-right="0cm" fo:text-indent="0cm" style:auto-text-indent="false"/>
      <style:text-properties style:use-window-font-color="true" style:font-name="メイリオ" fo:font-size="10pt" fo:language="en" fo:country="US" fo:font-weight="bold" style:letter-kerning="true" style:font-name-asian="メイリオ" style:font-size-asian="10pt" style:language-asian="ja" style:country-asian="JP" style:font-weight-asian="bold" style:font-name-complex="Century" style:font-size-complex="10pt" style:language-complex="ar" style:country-complex="SA"/>
    </style:style>
    <style:style style:name="P52" style:family="paragraph" style:parent-style-name="Standard">
      <style:paragraph-properties fo:margin-left="0.688cm" fo:margin-right="0cm" fo:text-indent="0cm" style:auto-text-indent="false"/>
      <style:text-properties style:use-window-font-color="true" style:font-name="メイリオ" fo:font-size="10pt" fo:language="en" fo:country="US" style:text-underline-style="none" style:letter-kerning="true" style:font-name-asian="メイリオ" style:font-size-asian="10pt" style:language-asian="ja" style:country-asian="JP" style:font-name-complex="Century" style:font-size-complex="10pt" style:language-complex="ar" style:country-complex="SA"/>
    </style:style>
    <style:style style:name="P53" style:family="paragraph" style:parent-style-name="Standard">
      <style:paragraph-properties fo:margin-left="0.688cm" fo:margin-right="0cm" fo:text-indent="-0.672cm" style:auto-text-indent="false"/>
      <style:text-properties style:font-name="メイリオ" fo:font-size="10pt" style:font-name-asian="メイリオ" style:font-size-asian="10pt" style:font-size-complex="10pt"/>
    </style:style>
    <style:style style:name="P54" style:family="paragraph" style:parent-style-name="Standard">
      <style:paragraph-properties fo:margin-left="1.958cm" fo:margin-right="0cm" fo:text-indent="0cm" style:auto-text-indent="false">
        <style:tab-stops>
          <style:tab-stop style:position="2.646cm"/>
        </style:tab-stops>
      </style:paragraph-properties>
      <style:text-properties style:font-name="メイリオ" fo:font-size="10pt" style:font-name-asian="メイリオ" style:font-size-asian="10pt" style:font-size-complex="10pt"/>
    </style:style>
    <style:style style:name="P55" style:family="paragraph" style:parent-style-name="Standard">
      <style:paragraph-properties fo:margin-left="0.753cm" fo:margin-right="0cm" fo:text-indent="0cm" style:auto-text-indent="false">
        <style:tab-stops>
          <style:tab-stop style:position="1.441cm"/>
        </style:tab-stops>
      </style:paragraph-properties>
      <style:text-properties style:font-name="メイリオ" fo:font-size="10pt" style:font-name-asian="メイリオ" style:font-size-asian="10pt" style:font-size-complex="10pt"/>
    </style:style>
    <style:style style:name="P56" style:family="paragraph" style:parent-style-name="Standard">
      <style:paragraph-properties fo:margin-left="0.663cm" fo:margin-right="0cm" fo:text-indent="0cm" style:auto-text-indent="false"/>
      <style:text-properties style:use-window-font-color="true" style:font-name="メイリオ" fo:font-size="10pt" fo:language="en" fo:country="US" style:letter-kerning="true" style:font-name-asian="メイリオ" style:font-size-asian="10pt" style:language-asian="ja" style:country-asian="JP" style:font-name-complex="Century" style:font-size-complex="10pt" style:language-complex="ar" style:country-complex="SA"/>
    </style:style>
    <style:style style:name="P57" style:family="paragraph" style:parent-style-name="Standard">
      <style:paragraph-properties fo:margin-left="1.441cm" fo:margin-right="0cm" fo:text-indent="0cm" style:auto-text-indent="false">
        <style:tab-stops>
          <style:tab-stop style:position="2.129cm"/>
        </style:tab-stops>
      </style:paragraph-properties>
      <style:text-properties style:font-name="メイリオ" fo:font-size="10pt" style:font-name-asian="メイリオ" style:font-size-asian="10pt" style:font-size-complex="10pt"/>
    </style:style>
    <style:style style:name="P58" style:family="paragraph" style:parent-style-name="Standard">
      <style:paragraph-properties fo:margin-left="0.053cm" fo:margin-right="0cm" fo:text-indent="0cm" style:auto-text-indent="false"/>
      <style:text-properties style:use-window-font-color="true" style:font-name="メイリオ" fo:font-size="10pt" fo:language="en" fo:country="US" fo:font-style="normal" style:text-underline-style="none" fo:font-weight="normal" style:letter-kerning="true" style:font-name-asian="メイリオ" style:font-size-asian="10pt" style:language-asian="ja" style:country-asian="JP" style:font-style-asian="normal" style:font-weight-asian="normal" style:font-name-complex="Century" style:font-size-complex="10pt" style:language-complex="ar" style:country-complex="SA" style:font-style-complex="normal" style:font-weight-complex="normal"/>
    </style:style>
    <style:style style:name="P59" style:family="paragraph" style:parent-style-name="Standard">
      <style:paragraph-properties fo:margin-left="0.552cm" fo:margin-right="0cm" fo:text-indent="0cm" style:auto-text-indent="false"/>
      <style:text-properties style:use-window-font-color="true" style:font-name="メイリオ" fo:font-size="10pt" fo:language="en" fo:country="US" style:letter-kerning="true" style:font-name-asian="メイリオ" style:font-size-asian="10pt" style:language-asian="ja" style:country-asian="JP" style:font-name-complex="Century" style:font-size-complex="10pt" style:language-complex="ar" style:country-complex="SA"/>
    </style:style>
    <style:style style:name="P60" style:family="paragraph" style:parent-style-name="Standard">
      <style:paragraph-properties fo:margin-left="0cm" fo:margin-right="0cm" fo:text-indent="0.132cm" style:auto-text-indent="false"/>
      <style:text-properties style:use-window-font-color="true" style:font-name="メイリオ" fo:font-size="10pt" fo:language="en" fo:country="US" style:letter-kerning="true" style:font-name-asian="メイリオ" style:font-size-asian="10pt" style:language-asian="ja" style:country-asian="JP" style:font-name-complex="Century" style:font-size-complex="10pt" style:language-complex="ar" style:country-complex="SA"/>
    </style:style>
    <style:style style:name="P61" style:family="paragraph" style:parent-style-name="Preformatted_20_Text" style:master-page-name="Standard">
      <style:paragraph-properties fo:margin-left="0cm" fo:margin-right="0cm" fo:line-height="100%" fo:text-align="start" style:justify-single-word="false" fo:text-indent="-0.079cm" style:auto-text-indent="false" style:page-number="auto">
        <style:tab-stops>
          <style:tab-stop style:position="0cm"/>
        </style:tab-stops>
      </style:paragraph-properties>
      <style:text-properties style:use-window-font-color="true" style:font-name="メイリオ" fo:font-size="10pt" fo:language="ja" fo:country="JP" style:letter-kerning="true" style:font-name-asian="メイリオ" style:font-size-asian="10pt" style:language-asian="ja" style:country-asian="JP" style:font-name-complex="Century" style:font-size-complex="10pt" style:language-complex="ar" style:country-complex="SA"/>
    </style:style>
    <style:style style:name="P62" style:family="paragraph" style:parent-style-name="Standard" style:master-page-name="Standard">
      <style:paragraph-properties style:page-number="auto"/>
      <style:text-properties style:font-name="メイリオ" fo:font-size="14pt" fo:font-weight="bold" style:font-name-asian="メイリオ" style:font-size-asian="14pt" style:font-weight-asian="bold" style:font-size-complex="14pt" style:font-weight-complex="bold"/>
    </style:style>
    <style:style style:name="P63" style:family="paragraph" style:parent-style-name="Standard" style:list-style-name="WW8Num1">
      <style:paragraph-properties>
        <style:tab-stops>
          <style:tab-stop style:position="0.688cm"/>
        </style:tab-stops>
      </style:paragraph-properties>
      <style:text-properties style:font-name="メイリオ" fo:font-size="10pt" style:font-size-asian="10pt" style:font-size-complex="10pt"/>
    </style:style>
    <style:style style:name="P64" style:family="paragraph" style:parent-style-name="Standard" style:list-style-name="L2">
      <style:text-properties style:font-name="メイリオ" fo:font-size="10pt" style:font-name-asian="メイリオ" style:font-size-asian="10pt" style:font-size-complex="10pt"/>
    </style:style>
    <style:style style:name="P65" style:family="paragraph" style:parent-style-name="Standard" style:list-style-name="L2">
      <style:paragraph-properties style:line-height-at-least="0cm" fo:text-align="start" style:justify-single-word="false"/>
      <style:text-properties style:font-name="メイリオ" fo:font-size="10pt" style:font-name-asian="メイリオ" style:font-size-asian="10pt" style:font-size-complex="10pt"/>
    </style:style>
    <style:style style:name="P66" style:family="paragraph" style:parent-style-name="Standard" style:list-style-name="L2">
      <style:paragraph-properties style:line-height-at-least="0cm"/>
      <style:text-properties style:font-name="メイリオ" fo:font-size="10pt" style:font-name-asian="メイリオ" style:font-size-asian="10pt" style:font-size-complex="10pt"/>
    </style:style>
    <style:style style:name="P67" style:family="paragraph" style:parent-style-name="Standard" style:list-style-name="L2">
      <style:text-properties style:use-window-font-color="true" style:font-name="メイリオ" fo:font-size="10pt" fo:language="en" fo:country="US" style:letter-kerning="true" style:font-name-asian="メイリオ" style:font-size-asian="10pt" style:language-asian="ja" style:country-asian="JP" style:font-name-complex="Century" style:font-size-complex="10pt" style:language-complex="ar" style:country-complex="SA"/>
    </style:style>
    <style:style style:name="P68" style:family="paragraph" style:parent-style-name="Standard">
      <style:text-properties style:use-window-font-color="true" style:font-name="メイリオ" fo:font-size="10pt" fo:language="en" fo:country="US" fo:font-style="italic" fo:font-weight="bold" style:letter-kerning="true" style:font-name-asian="メイリオ" style:font-size-asian="10pt" style:language-asian="ja" style:country-asian="JP" style:font-style-asian="italic" style:font-weight-asian="bold" style:font-name-complex="Century" style:font-size-complex="10pt" style:language-complex="ar" style:country-complex="SA"/>
    </style:style>
    <style:style style:name="P69" style:family="paragraph" style:parent-style-name="Standard" style:list-style-name="L2">
      <style:text-properties fo:font-size="10pt" style:font-size-asian="10pt" style:font-size-complex="10pt"/>
    </style:style>
    <style:style style:name="P70" style:family="paragraph" style:parent-style-name="Standard" style:list-style-name="WW8Num1">
      <style:paragraph-properties fo:margin-left="0.688cm" fo:margin-right="0cm" fo:text-indent="-0.688cm" style:auto-text-indent="false">
        <style:tab-stops>
          <style:tab-stop style:position="0.688cm"/>
        </style:tab-stops>
      </style:paragraph-properties>
      <style:text-properties style:font-name="メイリオ" fo:font-size="10pt" style:font-name-asian="メイリオ" style:font-size-asian="10pt" style:font-size-complex="10pt"/>
    </style:style>
    <style:style style:name="P71" style:family="paragraph" style:parent-style-name="Standard" style:list-style-name="WW8Num1">
      <style:paragraph-properties fo:margin-left="0.688cm" fo:margin-right="0cm" fo:text-align="justify" style:justify-single-word="false" fo:text-indent="-0.688cm" style:auto-text-indent="false">
        <style:tab-stops>
          <style:tab-stop style:position="0.688cm"/>
        </style:tab-stops>
      </style:paragraph-properties>
      <style:text-properties style:font-name="メイリオ" fo:font-size="10pt" style:font-name-asian="メイリオ" style:font-size-asian="10pt" style:font-size-complex="10pt"/>
    </style:style>
    <style:style style:name="P72" style:family="paragraph" style:parent-style-name="Standard" style:list-style-name="WW8Num1">
      <style:paragraph-properties fo:margin-left="0.688cm" fo:margin-right="0cm" fo:text-indent="-0.688cm" style:auto-text-indent="false">
        <style:tab-stops>
          <style:tab-stop style:position="0.688cm"/>
        </style:tab-stops>
      </style:paragraph-properties>
      <style:text-properties style:use-window-font-color="true" style:font-name="メイリオ" fo:font-size="10pt" fo:language="en" fo:country="US" style:letter-kerning="true" style:font-name-asian="メイリオ" style:font-size-asian="10pt" style:language-asian="ja" style:country-asian="JP" style:font-name-complex="Century" style:font-size-complex="10pt" style:language-complex="ar" style:country-complex="SA"/>
    </style:style>
    <style:style style:name="P73" style:family="paragraph" style:parent-style-name="Standard" style:list-style-name="WW8Num1">
      <style:paragraph-properties fo:margin-left="1.693cm" fo:margin-right="0cm" fo:text-indent="-1.535cm" style:auto-text-indent="false">
        <style:tab-stops>
          <style:tab-stop style:position="0.609cm"/>
        </style:tab-stops>
      </style:paragraph-properties>
      <style:text-properties style:font-name="メイリオ" fo:font-size="10pt" style:font-name-asian="メイリオ" style:font-size-asian="10pt" style:font-size-complex="10pt"/>
    </style:style>
    <style:style style:name="P74" style:family="paragraph" style:parent-style-name="Standard" style:list-style-name="L1">
      <style:paragraph-properties fo:margin-left="0.423cm" fo:margin-right="0cm" fo:text-indent="-0.45cm" style:auto-text-indent="false">
        <style:tab-stops/>
      </style:paragraph-properties>
      <style:text-properties style:font-name="メイリオ" fo:font-size="10pt" style:font-name-asian="メイリオ" style:font-size-asian="10pt" style:font-size-complex="10pt"/>
    </style:style>
    <style:style style:name="P75" style:family="paragraph" style:parent-style-name="Standard" style:list-style-name="L1">
      <style:paragraph-properties fo:margin-left="0.423cm" fo:margin-right="0cm" fo:text-indent="-0.45cm" style:auto-text-indent="false">
        <style:tab-stops/>
      </style:paragraph-properties>
      <style:text-properties style:use-window-font-color="true" style:font-name="メイリオ" fo:font-size="10pt" fo:language="en" fo:country="US" style:letter-kerning="true" style:font-name-asian="メイリオ" style:font-size-asian="10pt" style:language-asian="ja" style:country-asian="JP" style:font-name-complex="Century" style:font-size-complex="10pt" style:language-complex="ar" style:country-complex="SA"/>
    </style:style>
    <style:style style:name="P76" style:family="paragraph" style:parent-style-name="Standard" style:list-style-name="WW8Num2">
      <style:paragraph-properties fo:margin-left="1.27cm" fo:margin-right="0cm" fo:text-indent="-0.635cm" style:auto-text-indent="false">
        <style:tab-stops>
          <style:tab-stop style:position="1.27cm"/>
        </style:tab-stops>
      </style:paragraph-properties>
      <style:text-properties style:use-window-font-color="true" style:font-name="メイリオ" fo:font-size="10pt" fo:language="en" fo:country="US" style:letter-kerning="true" style:font-name-asian="メイリオ" style:font-size-asian="10pt" style:language-asian="ja" style:country-asian="JP" style:font-name-complex="Century" style:font-size-complex="10pt" style:language-complex="ar" style:country-complex="SA"/>
    </style:style>
    <style:style style:name="P77" style:family="paragraph" style:parent-style-name="Standard" style:list-style-name="WW8Num2">
      <style:paragraph-properties fo:margin-left="1.27cm" fo:margin-right="0cm" fo:text-indent="-0.635cm" style:auto-text-indent="false">
        <style:tab-stops>
          <style:tab-stop style:position="1.27cm"/>
        </style:tab-stops>
      </style:paragraph-properties>
      <style:text-properties style:font-name="メイリオ" fo:font-size="10pt" style:font-name-asian="メイリオ" style:font-size-asian="10pt" style:font-size-complex="10pt"/>
    </style:style>
    <style:style style:name="P78" style:family="paragraph" style:parent-style-name="Standard">
      <style:paragraph-properties fo:margin-left="0.688cm" fo:margin-right="0cm" fo:text-indent="0cm" style:auto-text-indent="false"/>
      <style:text-properties style:use-window-font-color="true" style:font-name="メイリオ" fo:font-size="10pt" fo:language="en" fo:country="US" style:text-underline-style="none" style:letter-kerning="true" style:font-name-asian="メイリオ" style:font-size-asian="10pt" style:language-asian="ja" style:country-asian="JP" style:font-name-complex="Century" style:font-size-complex="10pt" style:language-complex="ar" style:country-complex="SA"/>
    </style:style>
    <style:style style:name="P79" style:family="paragraph" style:parent-style-name="Standard">
      <style:paragraph-properties fo:margin-left="0.688cm" fo:margin-right="0cm" fo:text-indent="0cm" style:auto-text-indent="false"/>
      <style:text-properties style:use-window-font-color="true" style:font-name="メイリオ" fo:font-size="10pt" fo:language="en" fo:country="US" style:letter-kerning="true" style:font-name-asian="メイリオ" style:font-size-asian="10pt" style:language-asian="ja" style:country-asian="JP" style:font-name-complex="Century" style:font-size-complex="10pt" style:language-complex="ar" style:country-complex="SA"/>
    </style:style>
    <style:style style:name="P80" style:family="paragraph" style:parent-style-name="Standard">
      <style:paragraph-properties fo:margin-left="0.688cm" fo:margin-right="0cm" fo:text-indent="0cm" style:auto-text-indent="false"/>
      <style:text-properties style:font-name="メイリオ" fo:font-size="10pt" style:font-name-asian="メイリオ" style:font-size-asian="10pt" style:font-size-complex="10pt"/>
    </style:style>
    <style:style style:name="T1" style:family="text">
      <style:text-properties style:font-name="Times New Roman" fo:font-size="10pt" style:letter-kerning="true" style:font-size-asian="10pt"/>
    </style:style>
    <style:style style:name="T2" style:family="text">
      <style:text-properties style:use-window-font-color="true" fo:font-size="10.5pt" fo:language="en" fo:country="US" style:letter-kerning="true" style:font-size-asian="10.5pt" style:language-asian="ja" style:country-asian="JP" style:font-name-complex="Century" style:font-size-complex="10pt" style:language-complex="ar" style:country-complex="SA"/>
    </style:style>
    <style:style style:name="T3" style:family="text">
      <style:text-properties style:use-window-font-color="true" fo:font-size="10.5pt" fo:language="en" fo:country="US" style:letter-kerning="true" style:font-size-asian="10.5pt" style:language-asian="ja" style:country-asian="JP" style:font-name-complex="Century" style:font-size-complex="10.5pt" style:language-complex="ar" style:country-complex="SA"/>
    </style:style>
    <style:style style:name="T4" style:family="text">
      <style:text-properties style:use-window-font-color="true" fo:language="en" fo:country="US" fo:font-weight="bold" style:letter-kerning="true" style:language-asian="ja" style:country-asian="JP" style:font-weight-asian="bold" style:font-name-complex="Century" style:language-complex="ar" style:country-complex="SA"/>
    </style:style>
    <style:style style:name="T5" style:family="text">
      <style:text-properties style:use-window-font-color="true" fo:language="en" fo:country="US" fo:font-weight="bold" style:letter-kerning="true" style:language-asian="ja" style:country-asian="JP" style:font-weight-asian="bold" style:font-name-complex="Century" style:language-complex="ar" style:country-complex="SA" style:font-weight-complex="bold"/>
    </style:style>
    <style:style style:name="T6" style:family="text">
      <style:text-properties style:use-window-font-color="true" fo:language="en" fo:country="US" style:letter-kerning="true" style:language-asian="ja" style:country-asian="JP" style:font-name-complex="Century" style:language-complex="ar" style:country-complex="SA"/>
    </style:style>
    <style:style style:name="T7" style:family="text">
      <style:text-properties style:use-window-font-color="true" fo:language="en" fo:country="US" style:text-underline-style="none" style:letter-kerning="true" style:language-asian="ja" style:country-asian="JP" style:font-name-complex="Century" style:language-complex="ar" style:country-complex="SA"/>
    </style:style>
    <style:style style:name="T8" style:family="text">
      <style:text-properties style:use-window-font-color="true" fo:language="en" fo:country="US" style:text-underline-style="none" fo:font-weight="normal" style:letter-kerning="true" style:language-asian="ja" style:country-asian="JP" style:font-weight-asian="normal" style:font-name-complex="Century" style:language-complex="ar" style:country-complex="SA" style:font-weight-complex="normal"/>
    </style:style>
    <style:style style:name="T9" style:family="text">
      <style:text-properties style:use-window-font-color="true" fo:language="en" fo:country="US" style:text-underline-style="none" fo:font-weight="bold" style:letter-kerning="true" style:language-asian="ja" style:country-asian="JP" style:font-weight-asian="bold" style:font-name-complex="Century" style:language-complex="ar" style:country-complex="SA" style:font-weight-complex="bold"/>
    </style:style>
    <style:style style:name="T10" style:family="text">
      <style:text-properties style:use-window-font-color="true" fo:language="en" fo:country="US" style:text-underline-style="solid" style:text-underline-width="auto" style:text-underline-color="font-color" style:letter-kerning="true" style:language-asian="ja" style:country-asian="JP" style:font-name-complex="Century" style:language-complex="ar" style:country-complex="SA"/>
    </style:style>
    <style:style style:name="T11" style:family="text">
      <style:text-properties style:use-window-font-color="true" fo:language="en" fo:country="US" fo:font-weight="normal" style:letter-kerning="true" style:language-asian="ja" style:country-asian="JP" style:font-weight-asian="normal" style:font-name-complex="Century" style:language-complex="ar" style:country-complex="SA" style:font-weight-complex="normal"/>
    </style:style>
    <style:style style:name="T12" style:family="text">
      <style:text-properties style:use-window-font-color="true" fo:language="en" fo:country="US" fo:font-style="normal" fo:font-weight="normal" style:letter-kerning="true" style:language-asian="ja" style:country-asian="JP" style:font-style-asian="normal" style:font-weight-asian="normal" style:font-name-complex="Century" style:language-complex="ar" style:country-complex="SA" style:font-style-complex="normal" style:font-weight-complex="normal"/>
    </style:style>
    <style:style style:name="T13" style:family="text">
      <style:text-properties style:use-window-font-color="true" fo:language="en" fo:country="US" fo:font-style="italic" fo:font-weight="bold" style:letter-kerning="true" style:language-asian="ja" style:country-asian="JP" style:font-style-asian="italic" style:font-weight-asian="bold" style:font-name-complex="Century" style:language-complex="ar" style:country-complex="SA"/>
    </style:style>
    <style:style style:name="T14" style:family="text">
      <style:text-properties style:use-window-font-color="true" fo:language="en" fo:country="US" fo:font-style="italic" fo:font-weight="bold" style:letter-kerning="true" style:language-asian="ja" style:country-asian="JP" style:font-style-asian="italic" style:font-weight-asian="bold" style:font-name-complex="Century" style:language-complex="ar" style:country-complex="SA" style:font-style-complex="italic" style:font-weight-complex="bold"/>
    </style:style>
    <style:style style:name="T15" style:family="text">
      <style:text-properties style:use-window-font-color="true" fo:language="en" fo:country="US" fo:font-style="italic" fo:font-weight="bold" style:letter-kerning="true" style:language-asian="ja" style:country-asian="JP" style:font-style-asian="italic" style:font-weight-asian="bold" style:font-name-complex="Century" style:language-complex="ar" style:country-complex="SA" style:font-style-complex="normal"/>
    </style:style>
    <style:style style:name="T16" style:family="text">
      <style:text-properties style:use-window-font-color="true" fo:language="en" fo:country="US" fo:font-style="italic" style:text-underline-style="solid" style:text-underline-width="auto" style:text-underline-color="font-color" fo:font-weight="bold" style:letter-kerning="true" style:language-asian="ja" style:country-asian="JP" style:font-style-asian="italic" style:font-weight-asian="bold" style:font-name-complex="Century" style:language-complex="ar" style:country-complex="SA"/>
    </style:style>
    <style:style style:name="T17" style:family="text">
      <style:text-properties style:use-window-font-color="true" fo:font-size="16pt" fo:language="en" fo:country="US" fo:font-weight="bold" style:letter-kerning="true" style:font-size-asian="16pt" style:language-asian="ja" style:country-asian="JP" style:font-weight-asian="bold" style:font-name-complex="Century" style:font-size-complex="16pt" style:language-complex="ar" style:country-complex="SA"/>
    </style:style>
    <style:style style:name="T18" style:family="text">
      <style:text-properties style:use-window-font-color="true" fo:font-size="16pt" fo:language="en" fo:country="US" fo:font-weight="bold" style:letter-kerning="true" style:font-size-asian="16pt" style:language-asian="ja" style:country-asian="JP" style:font-weight-asian="bold" style:font-name-complex="Century" style:font-size-complex="16pt" style:language-complex="ar" style:country-complex="SA" style:font-weight-complex="bold"/>
    </style:style>
    <style:style style:name="T19" style:family="text">
      <style:text-properties style:use-window-font-color="true" style:font-name="メイリオ" fo:font-size="10pt" fo:language="en" fo:country="US" style:letter-kerning="true" style:font-name-asian="メイリオ" style:font-size-asian="10pt" style:language-asian="ja" style:country-asian="JP" style:font-name-complex="Century" style:font-size-complex="10pt" style:language-complex="ar" style:country-complex="SA"/>
    </style:style>
    <style:style style:name="T20" style:family="text">
      <style:text-properties style:use-window-font-color="true" style:text-line-through-style="solid" fo:language="en" fo:country="US" style:letter-kerning="true" style:language-asian="ja" style:country-asian="JP" style:font-name-complex="Century" style:language-complex="ar" style:country-complex="SA"/>
    </style:style>
    <style:style style:name="T21" style:family="text">
      <style:text-properties style:use-window-font-color="true" style:text-line-through-style="solid" fo:language="en" fo:country="US" fo:font-style="normal" fo:font-weight="bold" style:letter-kerning="true" style:language-asian="ja" style:country-asian="JP" style:font-style-asian="normal" style:font-weight-asian="bold" style:font-name-complex="Century" style:language-complex="ar" style:country-complex="SA" style:font-style-complex="normal"/>
    </style:style>
    <style:style style:name="T22" style:family="text">
      <style:text-properties style:use-window-font-color="true" style:text-line-through-style="solid" fo:language="en" fo:country="US" fo:font-style="italic" fo:font-weight="bold" style:letter-kerning="true" style:language-asian="ja" style:country-asian="JP" style:font-style-asian="italic" style:font-weight-asian="bold" style:font-name-complex="Century" style:language-complex="ar" style:country-complex="SA" style:font-style-complex="normal"/>
    </style:style>
    <style:style style:name="T23" style:family="text">
      <style:text-properties style:use-window-font-color="true" fo:font-size="10pt" fo:language="en" fo:country="US" style:letter-kerning="true" style:font-size-asian="10pt" style:language-asian="ja" style:country-asian="JP" style:font-name-complex="Century" style:font-size-complex="10pt" style:language-complex="ar" style:country-complex="SA"/>
    </style:style>
    <style:style style:name="T24" style:family="text">
      <style:text-properties fo:font-weight="bold" style:font-weight-asian="bold" style:font-weight-complex="bold"/>
    </style:style>
    <style:style style:name="T25" style:family="text">
      <style:text-properties fo:language="en" fo:country="US" style:language-asian="ja" style:country-asian="JP" style:language-complex="ar" style:country-complex="SA"/>
    </style:style>
    <style:style style:name="T26" style:family="text">
      <style:text-properties fo:language="en" fo:country="US" fo:font-weight="bold" style:language-asian="ja" style:country-asian="JP" style:font-weight-asian="bold" style:language-complex="ar" style:country-complex="SA" style:font-weight-complex="bold"/>
    </style:style>
    <style:style style:name="T27" style:family="text">
      <style:text-properties style:language-asian="ja" style:country-asian="JP"/>
    </style:style>
    <style:style style:name="T28" style:family="text">
      <style:text-properties fo:font-style="normal" style:font-style-asian="normal" style:font-style-complex="normal"/>
    </style:style>
    <style:style style:name="T29" style:family="text">
      <style:text-properties style:text-line-through-style="solid" fo:background-color="transparent"/>
    </style:style>
    <style:style style:name="T30" style:family="text">
      <style:text-properties style:text-line-through-style="solid" fo:font-style="italic" style:text-underline-style="solid" style:text-underline-width="auto" style:text-underline-color="font-color" fo:font-weight="bold" style:font-style-asian="italic" style:font-weight-asian="bold"/>
    </style:style>
    <style:style style:name="T31" style:family="text">
      <style:text-properties style:text-line-through-style="solid" fo:font-style="italic" style:text-underline-style="solid" style:text-underline-width="auto" style:text-underline-color="font-color" fo:font-weight="bold" fo:background-color="transparent" style:font-style-asian="italic" style:font-weight-asian="bold"/>
    </style:style>
    <style:style style:name="T32" style:family="text">
      <style:text-properties style:font-name="メイリオ"/>
    </style:style>
    <style:style style:name="T33" style:family="text">
      <style:text-properties style:font-name="メイリオ" fo:language="en" fo:country="US" fo:font-weight="bold" style:language-asian="ja" style:country-asian="JP" style:font-weight-asian="bold" style:language-complex="ar" style:country-complex="SA" style:font-weight-complex="bold"/>
    </style:style>
    <style:style style:name="T34" style:family="text">
      <style:text-properties style:font-name="メイリオ" fo:language="en" fo:country="US" style:font-name-asian="メイリオ" style:language-asian="ja" style:country-asian="JP" style:language-complex="ar" style:country-complex="SA"/>
    </style:style>
    <style:style style:name="T35" style:family="text">
      <style:text-properties fo:font-size="10pt" style:font-size-asian="10pt"/>
    </style:style>
    <style:style style:name="T36" style:family="text">
      <style:text-properties fo:font-size="10pt" style:font-size-asian="10pt" style:font-size-complex="10pt"/>
    </style:style>
    <style:style style:name="T37" style:family="text"/>
    <style:style style:name="Sect1" style:family="section">
      <style:section-properties text:dont-balance-text-columns="true" fo:margin-left="-0.314cm" fo:margin-right="-1.192cm" style:editable="false">
        <style:columns fo:column-count="1" fo:column-gap="0cm"/>
      </style:section-properties>
    </style:style>
    <text:list-style style:name="L1">
      <text:list-level-style-number text:level="1" text:style-name="Numbering_20_Symbols"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PAMSCLS解説書</text:p>
      <text:p text:style-name="P19">program <text:s/>Ver 1.5i <text:s text:c="2"/>2010/02/24</text:p>
      <text:p text:style-name="P19">解説書　Ver 1.3 <text:s text:c="2"/>2012/03/07</text:p>
      <text:p text:style-name="P17">　<text:span text:style-name="T24">(Pic Assembler Macro Set Control Logic Structure)</text:span></text:p>
      <text:p text:style-name="P12">堀野守克</text:p>
      <text:p text:style-name="P11">　　この解説書で説明するプログラム群はつぎのものである。</text:p>
      <text:p text:style-name="P24"><text:span text:style-name="T6"><text:tab/>Pamscls.inc<text:tab/>MPASM</text:span><text:span text:style-name="T6">に制御構造を与える。</text:span></text:p>
      <text:p text:style-name="P13"><text:tab/>MyUtiltiy.inc<text:tab/>WregとFreg周りの操作</text:p>
      <text:p text:style-name="P13"><text:tab/>Timer.inc<text:tab/>software timer</text:p>
      <text:p text:style-name="P2"><text:span text:style-name="T35"><text:tab/>[JumpMacro.inc <text:tab/>Status bitを中心にした jump関係の操作 これはMyUtility.incに統合した</text:span>]</text:p>
      <text:h text:style-name="Heading_20_2" text:outline-level="2">1. PAMSCLS (Pamscls.inc)</text:h>
      <text:p text:style-name="P27"><text:span text:style-name="T2"><text:s/></text:span><text:span text:style-name="T19"><text:s/>PAMSCLS(Pic Assembler Macro Set Control Logic Structure)は、ワンチップマイコンPIC用のアセンブラー(MPASM)に、制御構造を与えるマクロ群である。</text:span></text:p>
      <text:p text:style-name="P25"><text:span text:style-name="T6">　　このマクロ群は、</text:span><text:span text:style-name="T6">1986～1987年に、MASM用としてアスキー誌に何回か連載された、AMSCLS(Assembler Macro Set Control Logic Structure for MASM)をもとに作成した。PIC用のアセンブラーMPASMに含まれるマクロ機能はMSDOSのアセンブラーMASMに比較すると、機能がかなり貧弱であり、とくに文字列の扱いが弱いので、そのままの形では、移植できなかった。　このPAMSCLSは現段階では機能がかなり限定されてはいるが、曲がりなりにもIF～ELSE～ENDIFなどのC言語風の制御構造を実現したので、以下にまとめておく。</text:span></text:p>
      <text:p text:style-name="P25"><text:span text:style-name="T6">　　ただし、微妙なタイミングを必要とする場合は、無駄な</text:span><text:span text:style-name="T6">goto文などが挿入されるので注意が必要である。</text:span></text:p>
      <text:p text:style-name="P23"><text:span text:style-name="T6">　アセンブラーでプログラミングを行う際、一番気を使うことは、論理の流れである。</text:span><text:span text:style-name="T6">Cなどの高級言語を使う一番の目的はデバッグ済の各種ユーティリティーを使うこと（残念ながら、この点に関し</text:span><text:span text:style-name="T6">ては本PAMSCLSは対応できていない。*）にあるが，次の目的は，各種の論理構文を使用して、論理の流れを楽に記述することにある。このマクロ群を使うと、制御構造に気を使うことなく、論理を</text:span><text:span text:style-name="T6">書き進めることができるので、プログラミングが非常に楽になる。このPAMSCLSがあればPIC用の高級言語は不要ではないかと思う。</text:span></text:p>
      <text:p text:style-name="P11">　まだ、内部マクロの理解、テストが不充分であるので、bugがあるかもしれない。</text:p>
      <text:p text:style-name="P14">*)注　Utility Macro[MyUtility.inc]を使うと、多少プログラミングは楽になる。</text:p>
      <text:p text:style-name="P11"/>
      <text:p text:style-name="P23"><text:span text:style-name="T5">07/06/15</text:span><text:span text:style-name="T5">の変更でほぼ全体が完成した</text:span><text:span text:style-name="T6">。</text:span></text:p>
      <text:p text:style-name="P11"/>
      <text:p text:style-name="P1"/>
      <text:p text:style-name="P7"><text:soft-page-break/>変更履歴</text:p>
      <text:p text:style-name="P11">10/02/24 <text:s/>定数判定と変数判定を分離　case文での作業変数の消費をひとつに改良　tableと<text:tab/>table2を統合</text:p>
      <text:p text:style-name="P11">09/11/10 always文の作成　which文のバグ修正　この際に内部変数dolvを使うようにした。</text:p>
      <text:p text:style-name="P11">　　　　if, switch =&gt;nstlv <text:s text:c="6"/>for,repeat,while =&gt;dolv</text:p>
      <text:p text:style-name="P11">09/11/06 変数領域を変更した</text:p>
      <text:p text:style-name="P11">09/08/20 switch文のバグ　switch文内でif文などを使えるようにした。その逆も可能</text:p>
      <text:p text:style-name="P11"><text:tab/>switch文の多重も可能</text:p>
      <text:p text:style-name="P11">09/05/29 _?c文のバグ　while～endwhile文のバグ　branch, skipに足りないマクロを追加</text:p>
      <text:p text:style-name="P11">09/05/26 for文のバグ修正　forincとfordecが区別できていなかった。</text:p>
      <text:p text:style-name="P11"><text:s text:c="6"/>判定にskpc,skpncを採用した。</text:p>
      <text:p text:style-name="P11">09/05/25 _?if文のバグ修正　仕様は変わらず</text:p>
      <text:p text:style-name="P11">09/05/17 Pamscls.incのコメントを修正　switchのcasecnst, c_casecnstを追加した。　バグ</text:p>
      <text:p text:style-name="P11">09/04/21 <text:s/>device 12F675, 16F627A, 16F628Aを追加</text:p>
      <text:p text:style-name="P23"><text:span text:style-name="T6">07/07/14</text:span><text:span text:style-name="T6">　_?continueを作成した。_?breakを_?switch 以外のループ構造にも使えるようにした。</text:span></text:p>
      <text:p text:style-name="P23"><text:span text:style-name="T6">07/07/12 <text:s/>複雑な構造に対する重大なバグの修正のため全面的に見直す。内部は大幅に変わって元の<text:tab/>形をとどめない。_?case_c を_?c_case <text:s text:c="2"/></text:span><text:span text:style-name="T10">?do を_?repeatに変更</text:span></text:p>
      <text:p text:style-name="P44"><text:span text:style-name="T6">07/06/15 _</text:span><text:span text:style-name="T7">?whilebit, _?untilbitを作成した。　　?bitを　</text:span><text:span text:style-name="T6">?ifbitに変更した。</text:span></text:p>
      <text:p text:style-name="P44"><text:span text:style-name="T6">07/5/18 <text:s/>_?whilecnst, _?untilcnst</text:span><text:span text:style-name="T6">を作成した</text:span></text:p>
      <text:p text:style-name="P23"><text:span text:style-name="T6">07/04/04 <text:s/>_?bit </text:span><text:span text:style-name="T6">文 _?forinccnst, <text:s/>_?fordeccnst文を作成した</text:span></text:p>
      <text:p text:style-name="P11"><text:s text:c="5"/>_?case_cを　_?c_caseに変更</text:p>
      <text:p text:style-name="P11"><text:s text:c="5"/>_?ifcnst文を作成した</text:p>
      <text:p text:style-name="P23"><text:span text:style-name="T6">07/03/10 switch </text:span><text:span text:style-name="T6">文( case, c_case )のバグを修正した。</text:span></text:p>
      <text:p text:style-name="P23"><text:span text:style-name="T6">04/12/20 <text:s/>Utility </text:span><text:span text:style-name="T6">のバグを修正した。</text:span></text:p>
      <text:p text:style-name="P23"><text:span text:style-name="T6">04/12/14 <text:s/>switch </text:span><text:span text:style-name="T6">～case～endswitchはWregとcase文の定数を比較するように変更した。</text:span></text:p>
      <text:p text:style-name="P23"><text:span text:style-name="T6">　　　　　　　　　</text:span><text:span text:style-name="T6">forinc文の増分値は定数を使うように変更した。</text:span></text:p>
      <text:p text:style-name="P11"/>
      <text:p text:style-name="P23"><text:span text:style-name="T6">2004/11/13 <text:s/>MyUtility.inc</text:span><text:span text:style-name="T6">を作成した。　別のファイルとして</text:span></text:p>
      <text:p text:style-name="P23"><text:span text:style-name="T6">2004/11/07 <text:s/>while</text:span><text:span text:style-name="T6">～endwhileのbug <text:s/>enddoをendwhileに変更</text:span></text:p>
      <text:p text:style-name="P23"><text:span text:style-name="T6">2004/11/06</text:span><text:span text:style-name="T6">　 for～endfor のbugを修正　　　nextをendforに戻す。</text:span></text:p>
      <text:p text:style-name="P44"><text:span text:style-name="T6">2004/10/07 </text:span><text:span text:style-name="T6">複合条件指定が可能とした。[制御条件にAND,ORの論理演算子を使えるようにした。</text:span></text:p>
      <text:p text:style-name="P44"><text:span text:style-name="T6"><text:s text:c="18"/></text:span><text:span text:style-name="T6">_?cマクロが使える。</text:span></text:p>
      <text:p text:style-name="P11"/>
      <text:p text:style-name="P11"/>
      <text:p text:style-name="P7"><text:soft-page-break/>判明しているバグ</text:p>
      <text:p text:style-name="P1">　<text:span text:style-name="T35">　多重ループからサブルーチンを呼ぶと内部マクロ変数が乱れ、バグになる。この現象はまだつかみ切れていない。10/02/24</text:span></text:p>
      <text:p text:style-name="P1"/>
      <text:p text:style-name="P17"/>
      <text:p text:style-name="P5">予約語</text:p>
      <text:p text:style-name="P17"><text:span text:style-name="T2">　</text:span><text:span text:style-name="T23">PAMSCLSは_?で始まるC言語風の予約語を使う。</text:span></text:p>
      <text:p text:style-name="P11">　予約語は以下のものがある。</text:p>
      <text:p text:style-name="P23"><text:span text:style-name="T6">　　</text:span><text:span text:style-name="T6">_?if _?c _?else <text:s/>_?endif</text:span></text:p>
      <text:p text:style-name="P23"><text:span text:style-name="T6">　　</text:span><text:span text:style-name="T6">_?ifcnst <text:s text:c="3"/>_</text:span><text:span text:style-name="T10">?c_</text:span><text:span text:style-name="T6">cnst <text:s text:c="2"/>_?else <text:s text:c="3"/>_?endif</text:span></text:p>
      <text:p text:style-name="P23"><text:span text:style-name="T6"><text:s text:c="6"/>_</text:span><text:span text:style-name="T7">?ifbit <text:s text:c="3"/>_?c_bit <text:s text:c="3"/>_?else <text:s text:c="3"/>_?endif</text:span></text:p>
      <text:p text:style-name="P23"><text:span text:style-name="T6"><text:s text:c="2"/></text:span><text:span text:style-name="T11"><text:s/></text:span><text:span text:style-name="T8"><text:s text:c="3"/>_?c <text:s text:c="2"/>_?c_cnst <text:s text:c="2"/>_?c_bit</text:span></text:p>
      <text:p text:style-name="P11"><text:s/>　 <text:s/>_?repeat _?continue <text:s text:c="3"/>_?break _?until</text:p>
      <text:p text:style-name="P11"><text:s text:c="2"/>　 _?repeat _?continue <text:s text:c="3"/>_?break _?untilcnst</text:p>
      <text:p text:style-name="P11"><text:s text:c="6"/>_?repeat _?continue <text:s text:c="3"/>_?break _?untilbit</text:p>
      <text:p text:style-name="P11"><text:s text:c="6"/>_?repeat <text:s text:c="2"/>_?always</text:p>
      <text:p text:style-name="P11"><text:s text:c="2"/>　 _?while <text:s/>_?continue <text:s text:c="3"/>_?break _?endwhile</text:p>
      <text:p text:style-name="P11"><text:s text:c="2"/>　 _?whilecnst <text:s/>_?continue <text:s text:c="3"/>_?break <text:s text:c="2"/>_?endwhile</text:p>
      <text:p text:style-name="P11"><text:s text:c="2"/>　 _?whilebit <text:s/>_?continue <text:s text:c="3"/>_?break <text:s text:c="2"/>_?endwhile</text:p>
      <text:p text:style-name="P11"><text:s text:c="2"/>　 _?forinc <text:s/>_?fordec _?continue <text:s text:c="3"/>_?break _?endfor</text:p>
      <text:p text:style-name="P11"><text:s text:c="2"/>　 _?forinccnst <text:s text:c="2"/>_?continue <text:s text:c="3"/>_?break <text:s text:c="3"/>_?fordeccnst</text:p>
      <text:p text:style-name="P11"><text:s text:c="6"/>_?switch <text:s/>_?c_case <text:s text:c="2"/>_?case <text:s text:c="2"/>_?c_casecnst <text:s text:c="2"/>_?casecnst</text:p>
      <text:p text:style-name="P11">　　　　　　　　　　　　　　　_?break <text:s/>_?default <text:s/>_?endswitch</text:p>
      <text:p text:style-name="P11"><text:s/>AND <text:s/>OR <text:s/>QUIT <text:s/>EQ <text:s/>NE <text:s/>GE <text:s/>GT <text:s/>LE <text:s/>LT</text:p>
      <text:p text:style-name="P23"><text:span text:style-name="T6">　このほかに</text:span><text:span text:style-name="T6">_?で始まるマクロ内変数が多数あるので、_?で始まる変数は使わないほうが無難である。</text:span></text:p>
      <text:p text:style-name="P15">　一時記憶用として_?temp0, _?temp1～_?temp7をメモリの終わりの方に割り当てている。これらの変数はPamscls_abs_variable.inc あるいはPamscls_rel_variable.incで定義している。使用するチップ毎にメモリ領域を自動判定している。</text:p>
      <text:p text:style-name="P4"/>
      <text:p text:style-name="P1"/>
      <text:p text:style-name="P5">使用できる制御構造</text:p>
      <text:list xml:id="list33346465" text:style-name="WW8Num1">
        <text:list-item>
          <text:p text:style-name="P70"><text:span text:style-name="T6">_?if </text:span><text:span text:style-name="T6">～ _?else ～ _?endif</text:span></text:p>
        </text:list-item>
      </text:list>
      <text:p text:style-name="P45"><text:span text:style-name="T6">形式　 _?if &lt;</text:span><text:span text:style-name="T5">制御条件A1</text:span><text:span text:style-name="T6">&gt;</text:span></text:p>
      <text:p text:style-name="P45"><text:soft-page-break/><text:span text:style-name="T6">　　　　　</text:span><text:span text:style-name="T6">[_?c &lt;</text:span><text:span text:style-name="T5">制御条件2</text:span><text:span text:style-name="T6">&gt;]</text:span></text:p>
      <text:p text:style-name="P45"><text:span text:style-name="T6">　　　　　[_?c &lt;</text:span><text:span text:style-name="T5">制御条件3</text:span><text:span text:style-name="T6">&gt;]</text:span></text:p>
      <text:p text:style-name="P45"><text:span text:style-name="T6">　　　　　　</text:span><text:span text:style-name="T6">(実行文)</text:span></text:p>
      <text:p text:style-name="P45"><text:span text:style-name="T6"><text:s text:c="6"/></text:span><text:span text:style-name="T6">[_?else]</text:span></text:p>
      <text:p text:style-name="P45"><text:span text:style-name="T6">　　　　　　</text:span><text:span text:style-name="T6">(実行文)</text:span></text:p>
      <text:p text:style-name="P45"><text:span text:style-name="T6"><text:s text:c="6"/></text:span><text:span text:style-name="T6">_?endif</text:span></text:p>
      <text:p text:style-name="P47"/>
      <text:p text:style-name="P45"><text:span text:style-name="T6">　通常の二分岐構造である。　ファイルレジスタ</text:span><text:span text:style-name="T6">( 変数 )の間の比較を行う</text:span></text:p>
      <text:p text:style-name="P47"/>
      <text:p text:style-name="P45"><text:span text:style-name="T6">_?</text:span><text:span text:style-name="T6">else文は省略可能である。</text:span></text:p>
      <text:p text:style-name="P23"><text:span text:style-name="T4">制御条件 </text:span><text:span text:style-name="T4">A</text:span></text:p>
      <text:p text:style-name="P11">ファイル　レジスタ間の比較を行う　</text:p>
      <text:p text:style-name="P23"><text:span text:style-name="T6">制御条件</text:span><text:span text:style-name="T6">Aは</text:span></text:p>
      <text:p text:style-name="P23"><text:span text:style-name="T6">　　</text:span><text:span text:style-name="T6">data1 , <text:s/>比較演算子,　data2, <text:s/>論理演算子</text:span></text:p>
      <text:p text:style-name="P23"><text:span text:style-name="T6">の形式で書く。（カンマで区切る。）　　</text:span><text:span text:style-name="T6">data1, <text:s/>data2ともにファイル　レジスタの変数である。</text:span></text:p>
      <text:p text:style-name="P23"><text:span text:style-name="T6"><text:s text:c="5"/></text:span><text:span text:style-name="T6">[　data2が定数の場合は、ifcnst文、　data1のbit testを行う場合は　ifbit文を使う。]</text:span></text:p>
      <text:p text:style-name="P11">　つぎの文字は制御構造の制御条件を判定する比較演算子および論理演算子として使っている。</text:p>
      <text:p text:style-name="P11">　　ＥＱ　　ＮＥ　　ＧＥ　　ＧＴ　　ＬＥ　　ＬＴ</text:p>
      <text:p text:style-name="P23"><text:span text:style-name="T6">　　</text:span><text:span text:style-name="T6">AND <text:s/>OR <text:s/>QUIT</text:span></text:p>
      <text:p text:style-name="P11"/>
      <text:p text:style-name="P23"><text:span text:style-name="T6"><text:s text:c="2"/></text:span><text:span text:style-name="T6">たとえば　　d1, GE, d2は　d1 &gt;= d2の場合に真となる。</text:span></text:p>
      <text:p text:style-name="P23"><text:span text:style-name="T6">(</text:span><text:span text:style-name="T6">この部分は古風なFORTRAN流である。)　また、data1,data2は変数として確保する必要がある。</text:span></text:p>
      <text:p text:style-name="P11">ＭＰＡＳＭの定数を使うことができない。たとえ、論理構造上、定数であっても変数として確保しておき、定数を代入しておく必要がある。この点は、PICのメモリが少ない中で、大きな制約となる。</text:p>
      <text:p text:style-name="P11">　[このことは、_?ifcnst文、_?c_cnst文、_?forinccnst文、_?fordeccnst文、_?whilecnst文、_?untilcnst文などの採用によって、かなり解消された。]</text:p>
      <text:p text:style-name="P23">_?forinc, _?fordecの初期値、終了値、についても同様である。</text:p>
      <text:p text:style-name="P47"><text:s text:c="2"/>論理演算子は、複合条件指定の場合に条件間での論理関係を指示する。ANDで結ばれた条件が先に判定される。</text:p>
      <text:p text:style-name="P47">複合条件指定が行われる場合、_?if, _?while, _?until文に続いて、_?c文により指定する。制御条件の最後の条件指定はQUITを指定する。_?c文は4つまでの連続構文は確認してある。</text:p>
      <text:p text:style-name="P47"/>
      <text:p text:style-name="P45"><text:span text:style-name="T6">例　　　</text:span><text:span text:style-name="T6">_?if <text:s text:c="2"/>memo1, EQ, meno2, QUIT</text:span></text:p>
      <text:p text:style-name="P47"><text:s text:c="4"/>この場合はファイルレジスタ( 変数 )　memo1とmemo2が等しければ、真となる</text:p>
      <text:p text:style-name="P45"><text:soft-page-break/><text:span text:style-name="T6">例　　　</text:span><text:span text:style-name="T6">_?if <text:s text:c="2"/>memo1, GT, memo2, AND</text:span></text:p>
      <text:p text:style-name="P47"><text:s text:c="11"/>_?c memo2, LE, <text:s/>memo3, <text:s/>QUIT</text:p>
      <text:p text:style-name="P47"><text:s/>この場合は　ファイルレジスタ( 変数 ) memo1, がmemo2以上であり、かつmemo2,が memo3以下であれば、真となる</text:p>
      <text:p text:style-name="P47">　memo1 &lt; memo2 &lt;= memo3　である。</text:p>
      <text:p text:style-name="P47">注) _?c文と_?c_cnst文と_?c_bit文は混在させることが可能である。</text:p>
      <text:p text:style-name="P47"/>
      <text:list xml:id="list33489774" text:continue-numbering="true" text:style-name="WW8Num1">
        <text:list-item>
          <text:p text:style-name="P71"><text:span text:style-name="T7">_?ifcnst</text:span><text:span text:style-name="T7">　～ ?c_cnst 　～ _?endif</text:span></text:p>
        </text:list-item>
      </text:list>
      <text:p text:style-name="P46"><text:span text:style-name="T12">基本的には</text:span><text:span text:style-name="T12">_?if文と同じであるが、data2を定数とする</text:span></text:p>
      <text:list xml:id="list33508455" text:continue-numbering="true" text:style-name="WW8Num1">
        <text:list-item>
          <text:p text:style-name="P63">_?ifbit ~_?c_bit ~ _?else ~ _?endbit</text:p>
        </text:list-item>
      </text:list>
      <text:p text:style-name="P45"><text:span text:style-name="T6">形式　 _?ifbit &lt;</text:span><text:span text:style-name="T5">制御条件B1</text:span><text:span text:style-name="T6">&gt;</text:span></text:p>
      <text:p text:style-name="P45"><text:span text:style-name="T6">　　　　　[_?c_bit &lt;</text:span><text:span text:style-name="T5">制御条件B2</text:span><text:span text:style-name="T6">&gt;]</text:span></text:p>
      <text:p text:style-name="P45"><text:span text:style-name="T6">　　　　　[_?c_bit &lt;</text:span><text:span text:style-name="T5">制御条件B3</text:span><text:span text:style-name="T6">&gt;]</text:span></text:p>
      <text:p text:style-name="P45"><text:span text:style-name="T6">　　　　　　</text:span><text:span text:style-name="T6">(実行文)</text:span></text:p>
      <text:p text:style-name="P45"><text:span text:style-name="T6"><text:s text:c="6"/></text:span><text:span text:style-name="T6">[_?else]</text:span></text:p>
      <text:p text:style-name="P45"><text:span text:style-name="T6">　　　　　　</text:span><text:span text:style-name="T6">(実行文)</text:span></text:p>
      <text:p text:style-name="P45"><text:span text:style-name="T6"><text:s text:c="6"/></text:span><text:span text:style-name="T6">_?endbit</text:span></text:p>
      <text:p text:style-name="P47"/>
      <text:p text:style-name="P47">　通常の二分岐構造である。基本的には_?if文と同じであるが、レジスタのビット比較を行う</text:p>
      <text:p text:style-name="P47">_?else文は省略可能である。</text:p>
      <text:p text:style-name="P45"><text:span text:style-name="T6">_?</text:span><text:span text:style-name="T6">ifbit文の制御条件はBの形式を使う</text:span></text:p>
      <text:p text:style-name="P53"><text:span text:style-name="T5">制御条件</text:span><text:span text:style-name="T5">B</text:span></text:p>
      <text:p text:style-name="P45"><text:span text:style-name="T6">data1, num, </text:span><text:span text:style-name="T6">ビット比較演算子, 論理演算子　　の形式とする</text:span></text:p>
      <text:p text:style-name="P47">ここで、</text:p>
      <text:p text:style-name="P45"><text:span text:style-name="T6">data1</text:span><text:span text:style-name="T6">はビット比較を行うFreg，</text:span></text:p>
      <text:p text:style-name="P45"><text:span text:style-name="T6">num</text:span><text:span text:style-name="T6">は比較を行うビット位置指定( 0～7の定数 )</text:span></text:p>
      <text:p text:style-name="P23"><text:span text:style-name="T6">　　　ビット比較演算子　　</text:span><text:span text:style-name="T6">ST =&gt; 1の場合　　CL =&gt; 0 の場合</text:span></text:p>
      <text:p text:style-name="P23"><text:span text:style-name="T6">　　　論理演算子　　</text:span><text:span text:style-name="T6">AND =&gt; and条件で次に続く場合</text:span></text:p>
      <text:p text:style-name="P11">　　　　　　　　　　OR =&gt; or条件で次に続く場合</text:p>
      <text:p text:style-name="P11">　　　　　　　　　　QUIT =&gt; この条件で終わる</text:p>
      <text:p text:style-name="P11"><text:s text:c="3"/>例　　_?ifbit <text:s text:c="2"/>freg, 0, CL, QUIT</text:p>
      <text:p text:style-name="P23"><text:span text:style-name="T6"><text:tab/></text:span><text:span text:style-name="T6">この場合はfregのビット0がclear( 0 ) であれば、真 となる</text:span></text:p>
      <text:p text:style-name="P11">　　　例　_?ifbit <text:s/>freg, 0, ST, AND</text:p>
      <text:p text:style-name="P23"><text:span text:style-name="T6"><text:tab/>　 _</text:span><text:span text:style-name="T7">?c_bit <text:s/></text:span><text:span text:style-name="T6">frag, 2,CL, QUIT</text:span></text:p>
      <text:p text:style-name="P23"><text:soft-page-break/><text:span text:style-name="T6"><text:tab/></text:span><text:span text:style-name="T6">この場合はfregのビット0がset( 1 )であり、かつ、fregのビット2がclear( 0 )であると、真</text:span><text:span text:style-name="T6">となる</text:span></text:p>
      <text:list xml:id="list33506566" text:continue-numbering="true" text:style-name="WW8Num1">
        <text:list-item>
          <text:p text:style-name="P70"><text:span text:style-name="T6">_?repeat </text:span><text:span text:style-name="T6">～ _?until</text:span></text:p>
        </text:list-item>
      </text:list>
      <text:p text:style-name="P45"><text:span text:style-name="T6">形式　　</text:span><text:span text:style-name="T6">_?repeat <text:s/></text:span></text:p>
      <text:p text:style-name="P45"><text:span text:style-name="T6">　　　　　　</text:span><text:span text:style-name="T6">(実行文)</text:span></text:p>
      <text:p text:style-name="P45"><text:span text:style-name="T6"><text:s text:c="6"/>_?until <text:s/>&lt;</text:span><text:span text:style-name="T5">制御条件A1</text:span><text:span text:style-name="T6">&gt;</text:span></text:p>
      <text:p text:style-name="P45"><text:span text:style-name="T6">　　　　　[_?c &lt;</text:span><text:span text:style-name="T5">制御条件A2</text:span><text:span text:style-name="T6">&gt;]</text:span></text:p>
      <text:p text:style-name="P45"><text:span text:style-name="T6">　　　　　[_?c &lt;</text:span><text:span text:style-name="T5">制御条件A3</text:span><text:span text:style-name="T6">&gt;]</text:span></text:p>
      <text:p text:style-name="P47"/>
      <text:p text:style-name="P47">　後判定の繰り返し構造である。後判定であるので、実行文は必ず一度は実行される。</text:p>
      <text:p text:style-name="P54"><text:span text:style-name="T6">制御条件</text:span><text:span text:style-name="T6">Aは_?ifと同じである。</text:span></text:p>
      <text:list xml:id="list33492417" text:continue-numbering="true" text:style-name="WW8Num1">
        <text:list-item>
          <text:p text:style-name="P70"><text:span text:style-name="T6">_?repeat </text:span><text:span text:style-name="T6">～ _?untilcnst</text:span></text:p>
        </text:list-item>
      </text:list>
      <text:p text:style-name="P50">基本的には_?until文と同じであるが、data2を定数とする</text:p>
      <text:p text:style-name="P50"/>
      <text:list xml:id="list33510471" text:continue-numbering="true" text:style-name="WW8Num1">
        <text:list-item>
          <text:p text:style-name="P72">_?repeat ～ _?untilbit</text:p>
        </text:list-item>
      </text:list>
      <text:p text:style-name="P55"><text:span text:style-name="T12">基本的には</text:span><text:span text:style-name="T12">_?until文と同じであるが、bit testを行う　　制御条件Ｂを使う</text:span></text:p>
      <text:p text:style-name="P48"/>
      <text:list xml:id="list33502535" text:continue-numbering="true" text:style-name="WW8Num1">
        <text:list-item>
          <text:p text:style-name="P72">_?repeat ～ _?always</text:p>
        </text:list-item>
      </text:list>
      <text:p text:style-name="P47">形式　 _?repeat <text:s/></text:p>
      <text:p text:style-name="P45"><text:span text:style-name="T6">　　　　　　</text:span><text:span text:style-name="T6">(実行文)</text:span></text:p>
      <text:p text:style-name="P47"><text:s text:c="4"/>_?always</text:p>
      <text:p text:style-name="P47">無限ループとなる。引数はない。　　09/11/10</text:p>
      <text:p text:style-name="P34"/>
      <text:list xml:id="list33484942" text:continue-numbering="true" text:style-name="WW8Num1">
        <text:list-item>
          <text:p text:style-name="P70"><text:span text:style-name="T6">_?while </text:span><text:span text:style-name="T6">～ _?endwhile</text:span></text:p>
        </text:list-item>
      </text:list>
      <text:p text:style-name="P45"><text:span text:style-name="T6">形式　 _?while <text:s/>&lt;</text:span><text:span text:style-name="T5">制御条件A1</text:span><text:span text:style-name="T6">&gt;</text:span></text:p>
      <text:p text:style-name="P45"><text:span text:style-name="T6">　　　　　[_?c &lt;</text:span><text:span text:style-name="T5">制御条件A2</text:span><text:span text:style-name="T6">&gt;]</text:span></text:p>
      <text:p text:style-name="P45"><text:span text:style-name="T6">　　　　　[_?c &lt;</text:span><text:span text:style-name="T5">制御条件A3</text:span><text:span text:style-name="T6">&gt;]</text:span></text:p>
      <text:p text:style-name="P45"><text:span text:style-name="T6">　　　　　　</text:span><text:span text:style-name="T6">(実行文)</text:span></text:p>
      <text:p text:style-name="P45"><text:span text:style-name="T6"><text:s text:c="6"/></text:span><text:span text:style-name="T6">_?endwhile</text:span></text:p>
      <text:p text:style-name="P47"/>
      <text:p text:style-name="P56">　前判定の繰り返し構造である。　前判定であるので、実行文は一度も実行されないことがある。</text:p>
      <text:p text:style-name="P56"/>
      <text:list xml:id="list33484824" text:continue-numbering="true" text:style-name="WW8Num1">
        <text:list-item>
          <text:p text:style-name="P73">_?whilecnst ～ _?endwhile</text:p>
        </text:list-item>
      </text:list>
      <text:p text:style-name="P46"><text:span text:style-name="T12">基本的には</text:span><text:span text:style-name="T12">_?while文と同じであるが、data2を定数とする</text:span></text:p>
      <text:p text:style-name="P47"><text:soft-page-break/></text:p>
      <text:list xml:id="list33503433" text:continue-numbering="true" text:style-name="WW8Num1">
        <text:list-item>
          <text:p text:style-name="P70"><text:span text:style-name="T6">_?</text:span><text:span text:style-name="T6">whilebit ~ _?endwhile</text:span></text:p>
        </text:list-item>
      </text:list>
      <text:p text:style-name="P57"><text:span text:style-name="T12">基本的には</text:span><text:span text:style-name="T12">_?while文と同じであるが、bit testを行う　　制御条件Ｂを使う</text:span></text:p>
      <text:list xml:id="list33502840" text:continue-numbering="true" text:style-name="WW8Num1">
        <text:list-item>
          <text:p text:style-name="P70"><text:span text:style-name="T6">_?forinc </text:span><text:span text:style-name="T6">～ _?endfor</text:span></text:p>
        </text:list-item>
      </text:list>
      <text:p text:style-name="P45"><text:span text:style-name="T6">形式　 </text:span><text:span text:style-name="T6">_?forinc <text:s/>&lt;初期値&gt;, &lt;終了値&gt;, &lt;増分値&gt; <text:s/></text:span></text:p>
      <text:p text:style-name="P45"><text:span text:style-name="T6">　　　　　　</text:span><text:span text:style-name="T6">(実行文)</text:span></text:p>
      <text:p text:style-name="P45"><text:span text:style-name="T6"><text:s text:c="6"/></text:span><text:span text:style-name="T6">_?endfor <text:s/>&lt;初期値&gt;</text:span></text:p>
      <text:p text:style-name="P47"/>
      <text:p text:style-name="P45"><text:span text:style-name="T6">　増分のある繰り返し構造である。初期値の変数が終了値を超えたならば繰り返しを終了する。</text:span><text:span text:style-name="T6">(等しいときは実行する。) 　初期値が始めから終了値を超えているならば、実行しない。増分値が1の場合でも増分値を省略することは許されない。</text:span></text:p>
      <text:p text:style-name="P45"><text:span text:style-name="T14">初期値、終了値、は変数(forinc/fordec)または定数(forinccnst/fordeccnst)</text:span><text:span text:style-name="T6">として確保しておく。増分値は正定数とする。　繰り返し構造から脱出した直後は初期値は、増分値にしたがって変化している。　終了値、増分値(増分値は定数)は変化しない。</text:span></text:p>
      <text:p text:style-name="P45"><text:span text:style-name="T6">　　予約語を単に</text:span><text:span text:style-name="T6">forとしたかったが，増分値に負の数が使えなかったため，やむを得ず、forincとfordecに分けた。</text:span></text:p>
      <text:p text:style-name="P47">　Loopを抜けた時点での初期値は、変更されている。(通常のc言語と同じ)</text:p>
      <text:p text:style-name="P49">2004/11/06</text:p>
      <text:p text:style-name="P45"><text:span text:style-name="T13">上記の</text:span><text:span text:style-name="T13">bugは修正できた</text:span><text:span text:style-name="T6">。ただし多重の入れ子構造ではbugが出る恐れがある。</text:span></text:p>
      <text:p text:style-name="P45"><text:span text:style-name="T13"><text:s text:c="2"/>endfor 文に引数として初期値を与えることにした</text:span><text:span text:style-name="T6">。　</text:span><text:span text:style-name="T20">プログラムの先頭で_?table　マクロを実行しておく必要がある。　　04/11/07</text:span></text:p>
      <text:p text:style-name="P45"><text:span text:style-name="T13">増分値は定数とする</text:span><text:span text:style-name="T6">。</text:span><text:span text:style-name="T4">D’1’のような表記とする。</text:span></text:p>
      <text:p text:style-name="P51"/>
      <text:p text:style-name="P45"><text:span text:style-name="T4">終了値を定数とする場合は、</text:span><text:span text:style-name="T4">forinccnst文、fordeccnst文を使う</text:span></text:p>
      <text:list xml:id="list33484058" text:continue-numbering="true" text:style-name="WW8Num1">
        <text:list-item>
          <text:p text:style-name="P70"><text:span text:style-name="T6">_?fordec </text:span><text:span text:style-name="T6">～ _?endfor</text:span></text:p>
        </text:list-item>
      </text:list>
      <text:p text:style-name="P45"><text:span text:style-name="T6">形式　 </text:span><text:span text:style-name="T6">_?fordec <text:s/>&lt;初期値&gt;, &lt;終了値&gt;, &lt;減分値&gt;</text:span></text:p>
      <text:p text:style-name="P45"><text:span text:style-name="T6"><text:s text:c="8"/></text:span><text:span text:style-name="T6">(実行文)</text:span></text:p>
      <text:p text:style-name="P45"><text:span text:style-name="T6"><text:s text:c="6"/></text:span><text:span text:style-name="T6">_?endfor <text:s/>&lt;初期値&gt;</text:span></text:p>
      <text:p text:style-name="P47"/>
      <text:p text:style-name="P45"><text:span text:style-name="T6">　減分のある繰り返し構造である。初期値の変数が終了値を超えたならば繰り返しを終了する。</text:span><text:span text:style-name="T6">(等</text:span><text:span text:style-name="T6">しいときは実行する。) 　初期値が始めから終了値を超えているならば、実行しない。減分</text:span><text:span text:style-name="T6">が1の場合でも減分</text:span><text:span text:style-name="T6">値の省略は許されない。(減分値は正の値とすること) 。</text:span></text:p>
      <text:p text:style-name="P45"><text:span text:style-name="T14">初期値、終了値、は変数</text:span><text:span text:style-name="T6">として確保しておく。(本来は定数として確保するべきであるが、変数にしないと実現できなかった。) 減分値は定数とする。　繰り返し構造から脱出した直後は初期値は、減分</text:span><text:span text:style-name="T6">にしたが</text:span><text:soft-page-break/><text:span text:style-name="T6">って変化している。　終了値、減分値は変化しない。</text:span></text:p>
      <text:p text:style-name="P45"><text:span text:style-name="T6">5</text:span><text:span text:style-name="T6">のforincの増分を負にすればよいのだが、負の数の宣言の方法がわからず、やむを得ず、forincと</text:span><text:span text:style-name="T6">fordecに分けた。</text:span></text:p>
      <text:p text:style-name="P45"><text:span text:style-name="T13">減分値は定数とする</text:span><text:span text:style-name="T6">。</text:span><text:span text:style-name="T4">D’1’のような表記とする。</text:span></text:p>
      <text:p text:style-name="P51"/>
      <text:list xml:id="list33510755" text:continue-numbering="true" text:style-name="WW8Num1">
        <text:list-item>
          <text:p text:style-name="P72">_?forinccnst, _?fordeccnst</text:p>
        </text:list-item>
      </text:list>
      <text:p text:style-name="P46"><text:span text:style-name="T14">終了値が定数</text:span><text:span text:style-name="T6">であること以外は_?forinc, _?fordec と同じである</text:span></text:p>
      <text:p text:style-name="P48"/>
      <text:list xml:id="list33482365" text:continue-numbering="true" text:style-name="WW8Num1">
        <text:list-item>
          <text:p text:style-name="P70"><text:span text:style-name="T6">_?switch ～ _?case <text:s/>～ _</text:span><text:span text:style-name="T7">?c</text:span><text:span text:style-name="T10">_</text:span><text:span text:style-name="T6">case ～ _?endswitch</text:span></text:p>
        </text:list-item>
      </text:list>
      <text:p text:style-name="P47">形式 _?switch</text:p>
      <text:p text:style-name="P45"><text:span text:style-name="T6"><text:s text:c="3"/>_</text:span><text:span text:style-name="T10">?</text:span><text:span text:style-name="T7">c_case</text:span><text:span text:style-name="T6"> <text:s/>&lt;変数&gt;</text:span></text:p>
      <text:p text:style-name="P47"><text:s text:c="3"/>_?casecnst <text:s/>&lt;定数&gt;</text:p>
      <text:p text:style-name="P45"><text:span text:style-name="T6"><text:s text:c="6"/>(実行文) </text:span><text:span text:style-name="T6">この部分は上のどちらかの条件が成立した場合に実行される</text:span></text:p>
      <text:p text:style-name="P47">　　　　　<text:tab/>_?break</text:p>
      <text:p text:style-name="P45"><text:span text:style-name="T6"><text:s text:c="3"/>_</text:span><text:span text:style-name="T7">?c_casecnst</text:span><text:span text:style-name="T10">　&lt;定数&gt;</text:span></text:p>
      <text:p text:style-name="P47"><text:tab/>_?case <text:s/>&lt;変数&gt;</text:p>
      <text:p text:style-name="P47"><text:s text:c="7"/>(実行文)</text:p>
      <text:p text:style-name="P47"><text:s text:c="6"/><text:tab/>_?break</text:p>
      <text:p text:style-name="P47"><text:tab/> _?casecnst <text:s/>&lt;定数&gt;</text:p>
      <text:p text:style-name="P47"><text:s text:c="7"/>(実行文)</text:p>
      <text:p text:style-name="P47"><text:s text:c="6"/><text:tab/>_?break</text:p>
      <text:p text:style-name="P47"><text:s text:c="3"/>[_?default]</text:p>
      <text:p text:style-name="P47"><text:s text:c="8"/>(実行文)</text:p>
      <text:p text:style-name="P47"><text:s text:c="3"/>_?endswitch</text:p>
      <text:p text:style-name="P47">　Wレジスターに入っている値と&lt;定数または変数&gt;を比較し、多重分岐を行う。</text:p>
      <text:p text:style-name="P52">?c_case ( _?c_casecnst )と_?case (_?casecnst )文は　or である。すなわち複数の文がある場合はどれか一つの条件に一致した場合が true となり、実行文へ制御がわたる。</text:p>
      <text:p text:style-name="P52"/>
      <text:p text:style-name="P47"><text:span text:style-name="T24">定数</text:span>の場合はcasecnst, c_casecnst文を使う。<text:span text:style-name="T24">変数</text:span>の場合はcase, c_case文を使う。</text:p>
      <text:p text:style-name="P47">変数、定数は一つのみしか書けないので、複数の変数、定数がひとつの実行文群に対応する場合は、</text:p>
      <text:p text:style-name="P47">_?c_case, _?c_casecnstを使い、最後の変数、定数の部分のみcase, casecnstを使う。 <text:s/>要確認</text:p>
      <text:p text:style-name="P45"><text:span text:style-name="T7">[ すなわち、一つの実行文群に対し、_?c_case (_?c_casecnst) 文が</text:span><text:span text:style-name="T9">先行</text:span><text:span text:style-name="T7">し、_?case (_?casecnst)文が</text:span><text:span text:style-name="T9">終端</text:span><text:span text:style-name="T7">となる。]</text:span></text:p>
      <text:p text:style-name="P45"><text:span text:style-name="T6">( 改善の余地がある。 <text:s/>04/12/14 <text:s/>? )</text:span></text:p>
      <text:p text:style-name="P45"><text:soft-page-break/><text:span text:style-name="T6">　　</text:span><text:span text:style-name="T6">_?default文は省略可能である。</text:span></text:p>
      <text:p text:style-name="P23"><text:span text:style-name="T30">switch構文は</text:span><text:span text:style-name="T31">多重に使うとエラーとなる。</text:span><text:span text:style-name="T29">MPASMでのスタックが実現できなかった。</text:span>04/12/13<text:span text:style-name="T27">　　修正すみ　09/05</text:span></text:p>
      <text:p text:style-name="P58">GPRを使いスタックを実装した。ただし、GPRを7バイト使う。</text:p>
      <text:p text:style-name="P45"><text:span text:style-name="T16">case文には変数または定数を使う。</text:span><text:span text:style-name="T6">　</text:span></text:p>
      <text:p text:style-name="P47">Case D’1’ <text:s text:c="3"/>case ‘C’ <text:s text:c="2"/>case A’C’ <text:s text:c="2"/>case B’00001110’ <text:s text:c="3"/>04/12/14</text:p>
      <text:p text:style-name="P59"><text:span text:style-name="T24">定数の場合は_?casecnst文</text:span>を使う。</text:p>
      <text:list xml:id="list33349406" text:style-name="L1">
        <text:list-item>
          <text:p text:style-name="P74"><text:span text:style-name="T6">補助制御文として_?break, </text:span><text:span text:style-name="T7">?continueがある。ループ構造の文の中でループの途中から脱出する機能である。</text:span></text:p>
          <text:p text:style-name="P74"><text:span text:style-name="T7">　</text:span><text:span text:style-name="T7">_</text:span><text:span text:style-name="T6">?break</text:span><text:span text:style-name="T6"> は現在のループからの脱出を行う。</text:span></text:p>
          <text:p text:style-name="P74"><text:span text:style-name="T6"><text:s text:c="3"/></text:span><text:span text:style-name="T6">_?continue</text:span><text:span text:style-name="T6">　はループの始まり部へ飛ぶ。</text:span></text:p>
          <text:p text:style-name="P75">ループ構造とは for, <text:s/>repeat, while文である。</text:p>
          <text:p text:style-name="P75">ループ構造の中で、_?if ～　_?endifを使い、ループの始まり部へ飛ぶ、あるいはループからの脱出を行う。</text:p>
        </text:list-item>
      </text:list>
      <text:p text:style-name="P59"/>
      <text:p text:style-name="P9">使用法</text:p>
      <text:p text:style-name="P39">　このマクロ群を使用するためには、アセンブラー(MPASM)のソースファイル(*.asm)の先頭でのマクロ群のソースファイルpasmscls_***.incなどをインクルードするだけでよい。</text:p>
      <text:p text:style-name="P41">absolute形式の場合はPamscls_abs.inc, Pamscls_internal_macro.inc, Pamscls_abs_variable.inc</text:p>
      <text:p text:style-name="P41"/>
      <text:p text:style-name="P41">relocatable形式の場合はPamscls_rel.inc, Pamscls_internal_macro.inc, Pamscls_rel_variable.inc, </text:p>
      <text:p text:style-name="P41">Pamscls_rel_extern_variable.inc などを使う。</text:p>
      <text:p text:style-name="P41">但し、relocatableの場合の検討は不十分である。</text:p>
      <text:p text:style-name="P41"/>
      <text:p text:style-name="P42">forinc～endforなどは内部変数を使用するので、プログラムのはじめの方で、作業領域確保のために　_?table　マクロを実行しておかなければならない。</text:p>
      <text:p text:style-name="P40">　作業領域はchipの種類により変更しなければならないが、chipを自動で識別しているので自動で設定される。　　07/05/18</text:p>
      <text:p text:style-name="P39">　作業領域は破壊されるので、プログラムでは使用できない。</text:p>
      <text:p text:style-name="P43"><text:span text:style-name="T6"><text:s/></text:span><text:span text:style-name="T6">マクロを展開した結果を知りたいときは，MPASMのマクロ展開命令であるLIST命令を使えばよい。</text:span></text:p>
      <text:p text:style-name="P11">( または、MPASMが作成する.lst ファイルを読めばよい。)</text:p>
      <text:p text:style-name="P23"><text:span text:style-name="T5">注意</text:span><text:span text:style-name="T5">　_? で始まる変数、ラベルはマクロ内で多数使用しているで、使わないほうが無難である。</text:span></text:p>
      <text:p text:style-name="P16"/>
      <text:p text:style-name="P16"/>
      <text:p text:style-name="P8"><text:soft-page-break/><text:span text:style-name="T28">重要</text:span>な使用上の注意</text:p>
      <text:list xml:id="list33346423" text:style-name="L2">
        <text:list-item>
          <text:p text:style-name="P64"><text:span text:style-name="T6">各マクロを実行すると、</text:span><text:span text:style-name="T5">Wレジスター(Wreg)の内容は破壊される</text:span><text:span text:style-name="T6">。従って、Wレジスターの内</text:span><text:span text:style-name="T6">容を事前に保存しておき、改めてロードすることが必要である。</text:span></text:p>
        </text:list-item>
        <text:list-item>
          <text:p text:style-name="P64">微妙なタイミングを必要とする場合は、無駄なgoto文などが挿入されるので注意が必要である。この場合には，マクロ展開を行ったリストをよく検討することが必要となる。</text:p>
        </text:list-item>
        <text:list-item>
          <text:p text:style-name="P67">for文の初期値はLoopを抜けた時点で、変更されている。(通常のc言語と同じ)</text:p>
        </text:list-item>
        <text:list-item>
          <text:p text:style-name="P69">入れ子構造に対する制限 <text:s/><text:span text:style-name="T25">　</text:span><text:span text:style-name="T26">入れ子構造(</text:span><text:span text:style-name="T33">nesting</text:span><text:span text:style-name="T26">)の深さは7重</text:span><text:span text:style-name="T25">まで。</text:span><text:span text:style-name="T34">stackは7段</text:span><text:span text:style-name="T25">用意してある。　　</text:span></text:p>
        </text:list-item>
        <text:list-item>
          <text:p text:style-name="P65"><text:span text:style-name="T6">一時記憶用として、_?temp0, _?temp1～7をメモリのH’48’(H'78')以降に割り当ててある。これらの一時変数は_?tabelマクロで確保している。</text:span><text:span text:style-name="T21">プログラムの先頭で_?tableマクロを実行しておく必要があ</text:span><text:span text:style-name="T22">る。</text:span><text:span text:style-name="T15">即ち RAM(file register)のH’48’～H’4F’[H'78'～H'7F']までは本マクロの作業領域となっているので、使用できない。</text:span></text:p>
        </text:list-item>
        <text:list-item>
          <text:p text:style-name="P65"><text:span text:style-name="T6">この作業領域は使用するチップにより自動で設定している。チップは16F84/84A, 12F627/12F629/12F675, 16F628/16F648, 16F87/88を想定している。この位置では、不都合な場合は、ソースリストpamscls.incを修正する。 <text:s/></text:span><text:span text:style-name="T4">作業領域を変更した　　　09/11/06</text:span></text:p>
        </text:list-item>
        <text:list-item>
          <text:p text:style-name="P66">構文上のチェック、特に定数を使うべき構文に変数を使う構文を使うなど、あるいは入れ子構造のチェック、特にユーティリティ　マクロの制御引数の過不足、不正な使い方などはエラーが出ないので、プログラミングの際には十分に注意しなければならない。</text:p>
        </text:list-item>
      </text:list>
      <text:p text:style-name="P6"/>
      <text:p text:style-name="P6">使用例</text:p>
      <text:p text:style-name="P29"><text:tab/>pamscls_sample.asmを参照</text:p>
      <text:p text:style-name="P29"/>
      <text:p text:style-name="P21"><text:span text:style-name="T17">2. Utility Macro</text:span><text:span text:style-name="T17">　</text:span><text:span text:style-name="T18">(MyUtility.inc)</text:span></text:p>
      <text:p text:style-name="P1">　<text:span text:style-name="T35">二変数間の加算、減算、定数と変数との加減算を行うマクロを作成してある。</text:span></text:p>
      <text:p text:style-name="P26">倍精度演算はmicrochip社のANなどを利用したほうがよい。</text:p>
      <text:p text:style-name="P11">;***********************************************</text:p>
      <text:p text:style-name="P11">;<text:tab/>k(定数) + freg==&gt;freg</text:p>
      <text:p text:style-name="P11">_?addlf<text:tab/>macro<text:tab/>const,freg</text:p>
      <text:p text:style-name="P11">;***********************************************</text:p>
      <text:p text:style-name="P11">;<text:tab/>freg1 + freg2==&gt;freg1|Wreg</text:p>
      <text:p text:style-name="P11">_?addff1<text:tab/>macro<text:tab/>freg1,freg2,d</text:p>
      <text:p text:style-name="P11">;***********************************************</text:p>
      <text:p text:style-name="P11">;<text:tab/>freg1 + freg2==&gt;freg2|Wreg</text:p>
      <text:p text:style-name="P11"><text:soft-page-break/>_?addff2<text:tab/>macro<text:tab/>freg1,freg2,d</text:p>
      <text:p text:style-name="P11">;***********************************************</text:p>
      <text:p text:style-name="P11">;<text:tab/>Wreg - k(定数) ==&gt;Wreg</text:p>
      <text:p text:style-name="P11">_?subwl<text:tab/>macro<text:tab/>k</text:p>
      <text:p text:style-name="P11">;***********************************************</text:p>
      <text:p text:style-name="P11">;<text:tab/>freg - k(定数) ==&gt;freg|Wreg</text:p>
      <text:p text:style-name="P11">_?subfl<text:tab/>macro<text:tab/>k,freg,d</text:p>
      <text:p text:style-name="P11">;***********************************************</text:p>
      <text:p text:style-name="P11">;<text:tab/>k(定数) - freg==&gt;freg</text:p>
      <text:p text:style-name="P11">_?sublf<text:tab/>macro<text:tab/>k,freg</text:p>
      <text:p text:style-name="P11">;***********************************************</text:p>
      <text:p text:style-name="P11">;<text:tab/>freg1 - freg2==&gt;freg1|Wreg</text:p>
      <text:p text:style-name="P11">_?subff1<text:tab/>macro<text:tab/>freg1,freg2,d</text:p>
      <text:p text:style-name="P11">;***********************************************</text:p>
      <text:p text:style-name="P11">;<text:tab/>freg1 - freg2==&gt;freg2</text:p>
      <text:p text:style-name="P11">_?subff2<text:tab/>macro<text:tab/>freg1,freg2</text:p>
      <text:p text:style-name="P11">;***********************************************</text:p>
      <text:p text:style-name="P11">;<text:tab/>fregのshift left(without carry)==&gt;freg|Wreg</text:p>
      <text:p text:style-name="P11">_?rlcf<text:tab/>macro<text:tab/>freg,d</text:p>
      <text:p text:style-name="P11">;***********************************************</text:p>
      <text:p text:style-name="P11">;<text:tab/>fregのshift right(without carry)==&gt;freg|Wreg</text:p>
      <text:p text:style-name="P11">_?rrcf<text:tab/>macro<text:tab/>freg,d</text:p>
      <text:p text:style-name="P11">;***********************************************</text:p>
      <text:p text:style-name="P11">;<text:tab/>freg1とfreg2の値の入れ替え</text:p>
      <text:p text:style-name="P11">;<text:tab/>W_reg is destoried</text:p>
      <text:p text:style-name="P11">_?swapff<text:tab/>macro<text:tab/>freg1, freg2</text:p>
      <text:p text:style-name="P11">;***********************************************</text:p>
      <text:p text:style-name="P11">;<text:tab/>WregとFregの値の入れ替え</text:p>
      <text:p text:style-name="P11">_?swapwf<text:tab/>macro<text:tab/>freg</text:p>
      <text:p text:style-name="P11">;***********************************************</text:p>
      <text:p text:style-name="P11">;<text:tab/>freg1 --&gt; freg2</text:p>
      <text:p text:style-name="P11">;<text:tab/>arg1:freg1(variable), arg2:freg2(variable)</text:p>
      <text:p text:style-name="P11">;<text:tab/>W_reg is destoried</text:p>
      <text:p text:style-name="P11">_?movff<text:tab/><text:tab/>macro<text:tab/>freg1, freg2</text:p>
      <text:p text:style-name="P11"><text:soft-page-break/>;***********************************************</text:p>
      <text:p text:style-name="P11">;<text:tab/>定数 -&gt; freg</text:p>
      <text:p text:style-name="P11">;<text:tab/>arg1:定数(constant), arg2:freg(variable)</text:p>
      <text:p text:style-name="P11">;<text:tab/>W_reg is destored</text:p>
      <text:p text:style-name="P11">_?movlf<text:tab/><text:tab/>macro<text:tab/>const, reg</text:p>
      <text:p text:style-name="P11">;***********************************************</text:p>
      <text:p text:style-name="P11">;<text:tab/>2byteの変数の加算 <text:s/>(AH,AL) + (BH,BL) ==&gt;(BH,BL)</text:p>
      <text:p text:style-name="P11">;<text:tab/>AH,AL,BH,BLは主プログラムで宣言しておく</text:p>
      <text:p text:style-name="P11">_?add2byte<text:tab/>macro<text:tab/>ah,al,bh,bl</text:p>
      <text:p text:style-name="P11">;***********************************************</text:p>
      <text:p text:style-name="P11">;<text:tab/>2byteの変数の減算 <text:s/>(AH,AL) - (BH,BL) ==&gt;(BH,BL)</text:p>
      <text:p text:style-name="P11">;<text:tab/>AH,AL,BH,BLは主プログラムで宣言しておく</text:p>
      <text:p text:style-name="P11">_?sub2byte<text:tab/>macro<text:tab/>ah,al,bh,bl</text:p>
      <text:p text:style-name="P11">;***********************************************</text:p>
      <text:p text:style-name="P11">;<text:tab/>2byteの変数のインクリメント <text:s text:c="2"/>(AH,AL)+1 ==&gt;(AH,AL)</text:p>
      <text:p text:style-name="P11">;<text:tab/>AH,ALは主プログラムで宣言しておく<text:tab/></text:p>
      <text:p text:style-name="P11">_?inc2byte<text:tab/>macro<text:tab/>ah,al</text:p>
      <text:p text:style-name="P11">;***********************************************</text:p>
      <text:p text:style-name="P11">;<text:tab/>2byteの変数のデクリメント <text:s text:c="2"/>(AH,AL)-1 ==&gt;(AH,AL)</text:p>
      <text:p text:style-name="P11">;<text:tab/>AH,ALは主プログラムで宣言しておく<text:tab/></text:p>
      <text:p text:style-name="P11">_?dec2byte<text:tab/>macro<text:tab/>ah,al</text:p>
      <text:p text:style-name="P11">;------- EOF : MyUtility.inc -----------------------------</text:p>
      <text:p text:style-name="P35"/>
      <text:p text:style-name="P38">3. JumpMacro <text:s text:c="2"/>(JumpMacro.inc)</text:p>
      <text:p text:style-name="P3">　<text:span text:style-name="T36">jump関係のmacroである。Status のzero, carry, borrow,のbitによりjumpする。</text:span></text:p>
      <text:p text:style-name="P11">Bank select もある。(bank selectはchipごとに命令が用意されている。) </text:p>
      <text:p text:style-name="P11">　Pseudo Instructionの表を参照</text:p>
      <text:p text:style-name="P11">　JumpMacroはUtilityに統合した。Mpasmに用意されているbranch, skip関係のマクロは削除した。</text:p>
      <text:p text:style-name="P31">11ぺージ以降</text:p>
      <text:p text:style-name="P30"/>
      <text:p text:style-name="P10">4. Software timer <text:s/>(Timer.inc)</text:p>
      <text:p text:style-name="P17"><text:span text:style-name="T3"><text:s/></text:span><text:span text:style-name="T23"><text:s/>空ループによる待ち時間をつくるサブプログラムである。ハードウェアのクロックが変わっても使える。</text:span></text:p>
      <text:p text:style-name="P11">準備してあるクロック数は4, 10, 12.8, 20MHzである。</text:p>
      <text:p text:style-name="P11"><text:soft-page-break/>absolute形式の場合 <text:s/>Timer_abs.inc, <text:s/>relocatable形式の場合は Timer_rel.asm</text:p>
      <text:p text:style-name="P11"/>
      <text:p text:style-name="P60">　 1. <text:s text:c="2"/>Timer_*.incで、_?sCount, _?msCount, _?usCount　の変数を定義する必要がある</text:p>
      <text:list xml:id="list33366140" text:style-name="WW8Num2">
        <text:list-item>
          <text:p text:style-name="P76">Timer_*.incで、クロック数を指定する必要がある。</text:p>
        </text:list-item>
      </text:list>
      <text:p text:style-name="P32"><text:s text:c="2"/>例　　_?FREQ set 20<text:tab/></text:p>
      <text:list xml:id="list33507846" text:continue-numbering="true" text:style-name="WW8Num2">
        <text:list-item>
          <text:p text:style-name="P77"><text:span text:style-name="T6">この</text:span><text:span text:style-name="T6">Timer_*.incはマクロではないので、includeはプログラムの最後の部分で行う。( end行の直前</text:span><text:span text:style-name="T6">とする。)</text:span></text:p>
        </text:list-item>
        <text:list-item>
          <text:p text:style-name="P76">必要のないクロック数の部分はアセンブルされない</text:p>
        </text:list-item>
      </text:list>
      <text:p text:style-name="P33">12/14-Bit Pseude Instructions for MPASM</text:p>
      <text:p text:style-name="P28"><text:tab/><text:tab/><text:span text:style-name="T32">f : file reg, <text:s text:c="2"/>d=w[0] | f[1]</text:span></text:p>
      <text:p text:style-name="P20">ADDCF<text:tab/> <text:s text:c="2"/>f, d<text:tab/>;Add Carry to File</text:p>
      <text:p text:style-name="P20"><text:tab/><text:span text:style-name="T28">BTFSC<text:tab/>STATUS, C</text:span></text:p>
      <text:p text:style-name="P22"><text:tab/>INCF<text:tab/><text:tab/>f, d</text:p>
      <text:p text:style-name="P20">ADDDCF <text:s text:c="9"/>f, d<text:tab/>;Add Digit Carry to File</text:p>
      <text:p text:style-name="P20"><text:tab/>BTFSC<text:tab/>STATUS, DC</text:p>
      <text:p text:style-name="P20"><text:tab/>INCF<text:tab/><text:tab/>f, d</text:p>
      <text:p text:style-name="P20">B <text:s text:c="11"/>k<text:tab/>;Branch</text:p>
      <text:p text:style-name="P18"><text:tab/>GOTO<text:tab/><text:tab/>K</text:p>
      <text:p text:style-name="P17">BC <text:s text:c="8"/>k<text:tab/>;Branch on Carry <text:s text:c="29"/></text:p>
      <text:p text:style-name="P17"><text:tab/>BTFSC<text:tab/>STATUS, C</text:p>
      <text:p text:style-name="P17"><text:tab/>GOTO<text:tab/><text:tab/>K</text:p>
      <text:p text:style-name="P17">BDC <text:s text:c="5"/>k<text:tab/>;Branch on Digit Carry <text:s text:c="20"/></text:p>
      <text:p text:style-name="P17"><text:tab/>BTFSC<text:tab/>STATUS, DC</text:p>
      <text:p text:style-name="P17"><text:tab/>GOTO<text:tab/><text:tab/>K</text:p>
      <text:p text:style-name="P17">BNC <text:s text:c="5"/>k<text:tab/>;Branch on No Carry <text:s text:c="23"/></text:p>
      <text:p text:style-name="P17"><text:tab/>BTFSS<text:tab/><text:tab/>STATUS, C</text:p>
      <text:p text:style-name="P17"><text:tab/>GOTO<text:tab/><text:tab/>K</text:p>
      <text:p text:style-name="P17">BNDC <text:s text:c="2"/>k<text:tab/>;Branch on No Digit Carry <text:s text:c="14"/></text:p>
      <text:p text:style-name="P17"><text:tab/>BTFSS<text:tab/><text:tab/>STATUS, DC</text:p>
      <text:p text:style-name="P17"><text:tab/>GOTO<text:tab/><text:tab/>K</text:p>
      <text:p text:style-name="P17">BNZ <text:s text:c="5"/>k<text:tab/>;Branch on No Zero <text:s text:c="25"/></text:p>
      <text:p text:style-name="P17"><text:tab/>BTFSS<text:tab/><text:tab/>STATUS, Z</text:p>
      <text:p text:style-name="P17"><text:tab/>GOTO<text:tab/><text:tab/>K</text:p>
      <text:p text:style-name="P17">BZ <text:s text:c="8"/>k<text:tab/>;Branch on Zero <text:s text:c="31"/></text:p>
      <text:p text:style-name="P17"><text:soft-page-break/><text:tab/>BTFSS<text:tab/><text:tab/>STATUS, Z</text:p>
      <text:p text:style-name="P17"><text:tab/>GOTO<text:tab/><text:tab/>K</text:p>
      <text:p text:style-name="P17">BNEG <text:s text:c="6"/>K<text:tab/>;branch on negative<text:tab/><text:span text:style-name="T27">堀野</text:span></text:p>
      <text:p text:style-name="P17"><text:tab/>BNC<text:tab/><text:tab/>K</text:p>
      <text:p text:style-name="P17">BNNEG <text:s text:c="3"/>K <text:s text:c="2"/>;branch on non-negative<text:tab/><text:span text:style-name="T27">堀野</text:span></text:p>
      <text:p text:style-name="P17"><text:tab/>BC<text:tab/><text:tab/>K</text:p>
      <text:p text:style-name="P17">BPLS <text:s text:c="4"/><text:span text:style-name="T27"><text:s text:c="3"/></text:span>K <text:s text:c="2"/>;branch on plus<text:tab/><text:tab/><text:span text:style-name="T27">堀野</text:span></text:p>
      <text:p text:style-name="P17"><text:tab/>SKPNPLUS</text:p>
      <text:p text:style-name="P17"><text:tab/>GOTO<text:tab/><text:tab/>K</text:p>
      <text:p text:style-name="P17">BNPLS <text:s text:c="4"/>K <text:s text:c="2"/>;branch on non-plus<text:tab/><text:span text:style-name="T27">堀野</text:span></text:p>
      <text:p text:style-name="P17"><text:tab/>SKPPLS</text:p>
      <text:p text:style-name="P17"><text:tab/>GOTO<text:tab/><text:tab/>K</text:p>
      <text:p text:style-name="P17">CLRC <text:s text:c="12"/>;Clear Carry <text:s text:c="15"/>[BCF <text:s/>Status, C]</text:p>
      <text:p text:style-name="P17">CLRDC <text:s text:c="10"/>;Clear Digit Carry <text:s text:c="7"/>[BCF <text:s/>Status, DC] <text:s text:c="21"/></text:p>
      <text:p text:style-name="P17">CLRZ <text:s text:c="12"/>;Clear Zero <text:s text:c="17"/>[BCF <text:s/>Status,Z] <text:s text:c="22"/></text:p>
      <text:p text:style-name="P17"/>
      <text:p text:style-name="P17">SETC <text:s text:c="12"/>;Set Carry <text:s text:c="18"/>[BSF <text:s/>Status, C]</text:p>
      <text:p text:style-name="P17">SETDC <text:s text:c="10"/>;Set Digit Carry <text:s text:c="10"/>[BSF <text:s/>Status, DC]</text:p>
      <text:p text:style-name="P17">SETZ <text:s text:c="12"/>;Set Zero <text:s text:c="19"/>[BSF <text:s/>Status, Z]</text:p>
      <text:p text:style-name="P17"/>
      <text:p text:style-name="P17">LCALL <text:s text:c="4"/>k <text:s text:c="3"/>;long call <text:s text:c="42"/></text:p>
      <text:p text:style-name="P17">LGOTO <text:s text:c="3"/>k <text:s text:c="3"/>;long goto</text:p>
      <text:p text:style-name="P17"/>
      <text:p text:style-name="P17">MOVFW <text:s text:c="4"/>F<text:tab/>;Move File to Wreg<text:tab/>[movf<text:tab/>f, w]</text:p>
      <text:p text:style-name="P17"/>
      <text:p text:style-name="P17">NEGF <text:s text:c="4"/>f, d <text:s text:c="2"/>;Negate File</text:p>
      <text:p text:style-name="P17"><text:tab/><text:tab/>COMF <text:tab/> f, f</text:p>
      <text:p text:style-name="P17"><text:tab/><text:tab/> INCF<text:tab/><text:tab/> f, d</text:p>
      <text:p text:style-name="P17"/>
      <text:p text:style-name="P17">SKPC <text:s text:c="15"/>;Skip on Carry <text:s text:c="16"/>[BTFSS <text:s text:c="2"/>Status, C]</text:p>
      <text:p text:style-name="P17">SKPDC <text:s text:c="12"/>;Skip on Digit Carry <text:s text:c="9"/>[BTFSS <text:s text:c="2"/>Status,DC]</text:p>
      <text:p text:style-name="P17">SKPNC <text:s text:c="12"/>;Skip on No Carry <text:s text:c="12"/>[BTFSC <text:s text:c="2"/>Status, C]</text:p>
      <text:p text:style-name="P17">SKPNDC <text:s text:c="10"/>;Skip on No Digit Carry <text:s text:c="4"/>[BTFSC <text:s text:c="2"/>Status,DC]</text:p>
      <text:p text:style-name="P17">SKPNZ <text:s text:c="12"/>;Skip on No Zero <text:s text:c="13"/>[BTFSC <text:s text:c="2"/>Status, Z]</text:p>
      <text:p text:style-name="P17"><text:soft-page-break/>SKPZ <text:s text:c="15"/>;Skip on Zero <text:s text:c="17"/>[BTFSS <text:s text:c="2"/>Status, Z]</text:p>
      <text:p text:style-name="P17">SKPNEG <text:s text:c="8"/>;skip on negative<text:tab/><text:tab/> [BTFSC<text:tab/>Status, C]<text:tab/><text:span text:style-name="T27">堀野</text:span></text:p>
      <text:p text:style-name="P17">SKPNNEG <text:s text:c="5"/>;skip on non-negative<text:tab/> [BTFSS<text:tab/>Status, C]<text:tab/><text:span text:style-name="T27">堀野</text:span></text:p>
      <text:p text:style-name="P17">SKPPLS <text:s text:c="9"/>;skip on plus<text:tab/><text:tab/><text:tab/><text:span text:style-name="T27">堀野</text:span></text:p>
      <text:p text:style-name="P17"><text:tab/>BTFSS<text:tab/><text:tab/>STATUS, C</text:p>
      <text:p text:style-name="P17"><text:tab/>GOTO<text:tab/><text:tab/>$+2</text:p>
      <text:p text:style-name="P17"><text:tab/>BTFSC<text:tab/>STATUS, Z<text:tab/></text:p>
      <text:p text:style-name="P17">SKPNPLS <text:s text:c="6"/>;skip on non-plus<text:tab/><text:tab/><text:span text:style-name="T27">堀野</text:span></text:p>
      <text:p text:style-name="P17"><text:tab/>BTFSC<text:tab/>STATUS, C</text:p>
      <text:p text:style-name="P17"><text:tab/>BTFSC<text:tab/>STATUS, Z</text:p>
      <text:p text:style-name="P17"><text:tab/>GOTO<text:tab/><text:tab/>$+2</text:p>
      <text:p text:style-name="P17">SUBCF <text:s text:c="5"/>f, d <text:s/>;Substruct Carry from File</text:p>
      <text:p text:style-name="P17"><text:tab/>BTFSC<text:tab/>STATUS, C</text:p>
      <text:p text:style-name="P17"><text:tab/>DECF<text:tab/><text:tab/>f, d</text:p>
      <text:p text:style-name="P17">SUBDCF <text:s text:c="2"/>f, d <text:s/>;Substruct Digit Carry from File</text:p>
      <text:p text:style-name="P17"><text:tab/>BTFSC<text:tab/>STATUS, DC</text:p>
      <text:p text:style-name="P17"><text:tab/>DECF<text:tab/><text:tab/>f, d</text:p>
      <text:p text:style-name="P17">TSTF <text:s text:c="8"/>f <text:s text:c="6"/>;Test File <text:s text:c="20"/>[movf <text:s text:c="3"/>f, F]</text:p>
      <text:p text:style-name="P17"/>
      <text:p text:style-name="P3"/>
      <text:section text:style-name="Sect1" text:name="セクション1">
        <text:p text:style-name="P61">; vim:<text:tab/>set syntax=pic<text:tab/>ts=4 sts=4 sw=4: last change:2009/10/29 08:57:16.</text:p>
        <text:p text:style-name="P37"><text:tab/>LIST</text:p>
        <text:p text:style-name="P37">;**** JumpMacro.inc ****************************************</text:p>
        <text:p text:style-name="P37">;<text:tab/><text:tab/>Ver 1.1 <text:s/>Last Change:2009/10/29 08:57:16.</text:p>
        <text:p text:style-name="P37"><text:tab/>NOLIST</text:p>
        <text:p text:style-name="P37">;***********************************************************</text:p>
        <text:p text:style-name="P37">;<text:tab/>このjumpmacro.incを使えば、STATUS regを使い、bit単位での</text:p>
        <text:p text:style-name="P37">;<text:tab/>jumpができる。</text:p>
        <text:p text:style-name="P37">;<text:tab/>MPASMにないBRANCHとSKIPを追加した。09/05/27</text:p>
        <text:p text:style-name="P37">;</text:p>
        <text:p text:style-name="P37">;<text:tab/>使用できる bankは各chipにより異なる。</text:p>
        <text:p text:style-name="P37">;<text:tab/>16F84.............. bank0, bank1</text:p>
        <text:p text:style-name="P37">;<text:tab/>16F627A/628A/648A.. bank0, bank1, bank2, bank3</text:p>
        <text:p text:style-name="P37">;<text:tab/>12F629/675......... bank0, bank1</text:p>
        <text:p text:style-name="P37">;***********************************************************</text:p>
        <text:p text:style-name="P37">bneg<text:tab/>macro<text:tab/>k<text:tab/>;Branch on negative</text:p>
        <text:p text:style-name="P37"><text:tab/>bnc<text:tab/>k<text:tab/><text:tab/>;演算結果が負であると kへ飛ぶ</text:p>
        <text:p text:style-name="P37"><text:tab/>endm<text:tab/><text:tab/>;<text:tab/>minus</text:p>
        <text:p text:style-name="P37">;======================================================</text:p>
        <text:p text:style-name="P37">bnneg<text:tab/>macro<text:tab/>k<text:tab/>;Branch on non-negative</text:p>
        <text:p text:style-name="P37"><text:tab/>bc<text:tab/>k<text:tab/><text:tab/>;演算結果が非負であると kへ飛ぶ</text:p>
        <text:p text:style-name="P37"><text:tab/>endm<text:tab/><text:tab/>;<text:tab/>zero|plus</text:p>
        <text:p text:style-name="P37">;======================================================</text:p>
        <text:p text:style-name="P37">bpls<text:tab/>macro<text:tab/>k<text:tab/>;Branch on plus</text:p>
        <text:p text:style-name="P37"><text:tab/>skpnpls<text:tab/><text:tab/>;演算結果が正であると kへ飛ぶ</text:p>
        <text:p text:style-name="P37"><text:tab/>goto<text:tab/>k<text:tab/>;<text:tab/>plus</text:p>
        <text:p text:style-name="P37"><text:tab/>endm</text:p>
        <text:p text:style-name="P37">;======================================================</text:p>
        <text:p text:style-name="P37">bnpls<text:tab/>macro<text:tab/>k<text:tab/>;Branch on non-plus</text:p>
        <text:p text:style-name="P37"><text:tab/>skppls<text:tab/><text:tab/>;演算結果が非正であると kへ飛ぶ</text:p>
        <text:p text:style-name="P37"><text:tab/>goto<text:tab/>k<text:tab/>;<text:tab/>zero|minus</text:p>
        <text:p text:style-name="P37"><text:tab/>endm</text:p>
        <text:p text:style-name="P37">;======================================================</text:p>
        <text:p text:style-name="P37">skpneg<text:tab/>macro<text:tab/>;Skip on negative</text:p>
        <text:p text:style-name="P37"><text:soft-page-break/><text:tab/>btfsc<text:tab/>STATUS,C<text:tab/>;演算結果が負であるとスキップ </text:p>
        <text:p text:style-name="P37"><text:tab/>endm<text:tab/><text:tab/>;<text:tab/>minus</text:p>
        <text:p text:style-name="P37">;======================================================</text:p>
        <text:p text:style-name="P37">skpnneg<text:tab/>macro<text:tab/>;Skip on non-negative</text:p>
        <text:p text:style-name="P37"><text:tab/>btfss<text:tab/>STATUS,C<text:tab/>;演算結果が非負であるとスキップ </text:p>
        <text:p text:style-name="P37"><text:tab/>endm<text:tab/><text:tab/>;<text:tab/>zero|plus</text:p>
        <text:p text:style-name="P37">;======================================================</text:p>
        <text:p text:style-name="P37">skppls<text:tab/>macro<text:tab/>;Skip on plus</text:p>
        <text:p text:style-name="P37"><text:tab/>btfss<text:tab/>STATUS,C;演算結果が正|zeroであるとスキップ </text:p>
        <text:p text:style-name="P37"><text:tab/>goto<text:tab/>$+2<text:tab/>;<text:tab/>minus</text:p>
        <text:p text:style-name="P37"><text:tab/>btfsc<text:tab/>STATUS,Z;non zero(plus)であるとskip</text:p>
        <text:p text:style-name="P37"><text:tab/>endm<text:tab/><text:tab/>;minus</text:p>
        <text:p text:style-name="P37">;======================================================</text:p>
        <text:p text:style-name="P37">skpnpls<text:tab/>macro<text:tab/>;Skip on non-plus<text:tab/>09/09/07</text:p>
        <text:p text:style-name="P37"><text:tab/>btfsc<text:tab/>STATUS,C;演算結果が正|zeroであるとスキップ </text:p>
        <text:p text:style-name="P37"><text:tab/>btfsc<text:tab/>STATUS,Z</text:p>
        <text:p text:style-name="P37"><text:tab/>goto<text:tab/>$+2<text:tab/>;</text:p>
        <text:p text:style-name="P37"><text:tab/>endm</text:p>
        <text:p text:style-name="P37">;======================================================</text:p>
        <text:p text:style-name="P37">_?djnz<text:tab/><text:tab/>macro freg, entry<text:tab/>;decrement jump if not zero</text:p>
        <text:p text:style-name="P37"><text:tab/><text:tab/><text:tab/>decfsz<text:tab/>freg,F</text:p>
        <text:p text:style-name="P37"><text:tab/><text:tab/><text:tab/>goto entry</text:p>
        <text:p text:style-name="P37"><text:tab/><text:tab/><text:tab/>endm</text:p>
        <text:p text:style-name="P37">;======================================================</text:p>
        <text:p text:style-name="P37">;<text:tab/>freg - 定数</text:p>
        <text:p text:style-name="P37">;-----------------------------------</text:p>
        <text:p text:style-name="P37">_?cp<text:tab/><text:tab/>macro freg, data<text:tab/>;compare freg with data</text:p>
        <text:p text:style-name="P37"><text:tab/><text:tab/><text:tab/>movlw<text:tab/>data</text:p>
        <text:p text:style-name="P37"><text:tab/><text:tab/><text:tab/>subwf<text:tab/>freg, W</text:p>
        <text:p text:style-name="P37"><text:tab/><text:tab/><text:tab/>endm</text:p>
        <text:p text:style-name="P37">;======================================================</text:p>
        <text:p text:style-name="P37">;<text:tab/>freg - Wreg</text:p>
        <text:p text:style-name="P37">;-----------------------------------</text:p>
        <text:p text:style-name="P37">_?cpw<text:tab/><text:tab/>macro freg<text:tab/><text:tab/><text:tab/>;compare freg with Wreg</text:p>
        <text:p text:style-name="P37"><text:soft-page-break/><text:tab/><text:tab/><text:tab/>subwf<text:tab/>freg, W</text:p>
        <text:p text:style-name="P37"><text:tab/><text:tab/><text:tab/>endm</text:p>
        <text:p text:style-name="P37">;======================================================</text:p>
        <text:p text:style-name="P37">;<text:tab/>freg1 - freg2</text:p>
        <text:p text:style-name="P37">;-----------------------------------</text:p>
        <text:p text:style-name="P37">_?cpff<text:tab/><text:tab/>macro freg1, freg2<text:tab/>;compare freg1 with greg2</text:p>
        <text:p text:style-name="P37"><text:tab/><text:tab/><text:tab/>movf<text:tab/>freg1, W</text:p>
        <text:p text:style-name="P37"><text:tab/><text:tab/><text:tab/>subwf<text:tab/>freg2, W</text:p>
        <text:p text:style-name="P37"><text:tab/><text:tab/><text:tab/>endm</text:p>
        <text:p text:style-name="P37">;======================================================</text:p>
        <text:p text:style-name="P37">_?selbank0<text:tab/>macro<text:tab/><text:tab/><text:tab/><text:tab/>;bank 0 select</text:p>
        <text:p text:style-name="P37"><text:tab/>ifdef<text:tab/>__16F84</text:p>
        <text:p text:style-name="P37"><text:tab/><text:tab/><text:tab/>bcf<text:tab/><text:tab/>STATUS, RP0</text:p>
        <text:p text:style-name="P37"><text:tab/>endif</text:p>
        <text:p text:style-name="P37"><text:tab/>ifdef<text:tab/>__16F84A</text:p>
        <text:p text:style-name="P37"><text:tab/><text:tab/><text:tab/>bcf<text:tab/><text:tab/>STATUS, RP0</text:p>
        <text:p text:style-name="P37"><text:tab/>endif</text:p>
        <text:p text:style-name="P37"><text:tab/>ifdef<text:tab/>__12F629</text:p>
        <text:p text:style-name="P37"><text:tab/><text:tab/><text:tab/>bcf<text:tab/><text:tab/>STATUS, RP0</text:p>
        <text:p text:style-name="P37"><text:tab/>endif</text:p>
        <text:p text:style-name="P37"><text:tab/>ifdef<text:tab/>__12F675</text:p>
        <text:p text:style-name="P37"><text:tab/><text:tab/><text:tab/>bcf<text:tab/><text:tab/>STATUS, RP0</text:p>
        <text:p text:style-name="P37"><text:tab/>endif</text:p>
        <text:p text:style-name="P37"><text:tab/>ifdef<text:tab/>__16F627A</text:p>
        <text:p text:style-name="P37"><text:tab/><text:tab/><text:tab/>bcf<text:tab/><text:tab/>STATUS, RP0</text:p>
        <text:p text:style-name="P37"><text:tab/><text:tab/><text:tab/>bcf<text:tab/><text:tab/>STATUS, RP1</text:p>
        <text:p text:style-name="P37"><text:tab/>endif</text:p>
        <text:p text:style-name="P37"><text:tab/>ifdef<text:tab/>__16F628A</text:p>
        <text:p text:style-name="P37"><text:tab/><text:tab/><text:tab/>bcf<text:tab/><text:tab/>STATUS, RP0</text:p>
        <text:p text:style-name="P37"><text:tab/><text:tab/><text:tab/>bcf<text:tab/><text:tab/>STATUS, RP1</text:p>
        <text:p text:style-name="P37"><text:tab/>endif</text:p>
        <text:p text:style-name="P37"><text:tab/>ifdef<text:tab/>__16F648A</text:p>
        <text:p text:style-name="P37"><text:tab/><text:tab/><text:tab/>bcf<text:tab/><text:tab/>STATUS, RP0</text:p>
        <text:p text:style-name="P37"><text:tab/><text:tab/><text:tab/>bcf<text:tab/><text:tab/>STATUS, RP1</text:p>
        <text:p text:style-name="P37"><text:soft-page-break/><text:tab/>endif</text:p>
        <text:p text:style-name="P37"><text:tab/>ifdef<text:tab/>__16F87</text:p>
        <text:p text:style-name="P37"><text:tab/><text:tab/><text:tab/>bcf<text:tab/><text:tab/>STATUS, RP0</text:p>
        <text:p text:style-name="P37"><text:tab/><text:tab/><text:tab/>bcf<text:tab/><text:tab/>STATUS, RP1</text:p>
        <text:p text:style-name="P37"><text:tab/>endif</text:p>
        <text:p text:style-name="P37"><text:tab/>ifdef<text:tab/>__16F88</text:p>
        <text:p text:style-name="P37"><text:tab/><text:tab/><text:tab/>bcf<text:tab/><text:tab/>STATUS, RP0</text:p>
        <text:p text:style-name="P37"><text:tab/><text:tab/><text:tab/>bcf<text:tab/><text:tab/>STATUS, RP1</text:p>
        <text:p text:style-name="P37"><text:tab/>endif</text:p>
        <text:p text:style-name="P37"><text:tab/><text:tab/><text:tab/>endm</text:p>
        <text:p text:style-name="P37">;-----------------------------------</text:p>
        <text:p text:style-name="P37">_?selbank1<text:tab/>macro<text:tab/><text:tab/><text:tab/><text:tab/>;bank 1 select</text:p>
        <text:p text:style-name="P37"><text:tab/>ifdef<text:tab/>__16F84</text:p>
        <text:p text:style-name="P37"><text:tab/><text:tab/><text:tab/>bsf<text:tab/><text:tab/>STATUS, RP0</text:p>
        <text:p text:style-name="P37"><text:tab/>endif</text:p>
        <text:p text:style-name="P37"><text:tab/>ifdef<text:tab/>__16F84A</text:p>
        <text:p text:style-name="P37"><text:tab/><text:tab/><text:tab/>bsf<text:tab/><text:tab/>STATUS, RP0</text:p>
        <text:p text:style-name="P37"><text:tab/>endif</text:p>
        <text:p text:style-name="P37"><text:tab/>ifdef<text:tab/>__12F629</text:p>
        <text:p text:style-name="P37"><text:tab/><text:tab/><text:tab/>bsf<text:tab/><text:tab/>STATUS, RP0</text:p>
        <text:p text:style-name="P37"><text:tab/>endif</text:p>
        <text:p text:style-name="P37"><text:tab/>ifdef<text:tab/>__12F675</text:p>
        <text:p text:style-name="P37"><text:tab/><text:tab/><text:tab/>bsf<text:tab/><text:tab/>STATUS, RP0</text:p>
        <text:p text:style-name="P37"><text:tab/>endif</text:p>
        <text:p text:style-name="P37"><text:tab/>ifdef<text:tab/>__16F627A</text:p>
        <text:p text:style-name="P37"><text:tab/><text:tab/><text:tab/>bsf<text:tab/><text:tab/>STATUS, RP0</text:p>
        <text:p text:style-name="P37"><text:tab/><text:tab/><text:tab/>bcf<text:tab/><text:tab/>STATUS, RP1</text:p>
        <text:p text:style-name="P37"><text:tab/>endif</text:p>
        <text:p text:style-name="P37"><text:tab/>ifdef<text:tab/>__16F628A</text:p>
        <text:p text:style-name="P37"><text:tab/><text:tab/><text:tab/>bsf<text:tab/><text:tab/>STATUS, RP0</text:p>
        <text:p text:style-name="P37"><text:tab/><text:tab/><text:tab/>bcf<text:tab/><text:tab/>STATUS, RP1</text:p>
        <text:p text:style-name="P37"><text:tab/>endif</text:p>
        <text:p text:style-name="P37"><text:tab/>ifdef<text:tab/>__16F648A</text:p>
        <text:p text:style-name="P37"><text:tab/><text:tab/><text:tab/>bsf<text:tab/><text:tab/>STATUS, RP0</text:p>
        <text:p text:style-name="P37"><text:soft-page-break/><text:tab/><text:tab/><text:tab/>bcf<text:tab/><text:tab/>STATUS, RP1</text:p>
        <text:p text:style-name="P37"><text:tab/>endif</text:p>
        <text:p text:style-name="P37"><text:tab/>ifdef<text:tab/>__16F87</text:p>
        <text:p text:style-name="P37"><text:tab/><text:tab/><text:tab/>bsf<text:tab/><text:tab/>STATUS, RP0</text:p>
        <text:p text:style-name="P37"><text:tab/><text:tab/><text:tab/>bcf<text:tab/><text:tab/>STATUS, RP1</text:p>
        <text:p text:style-name="P37"><text:tab/>endif</text:p>
        <text:p text:style-name="P37"><text:tab/>ifdef<text:tab/>__16F88</text:p>
        <text:p text:style-name="P37"><text:tab/><text:tab/><text:tab/>bsf<text:tab/><text:tab/>STATUS, RP0</text:p>
        <text:p text:style-name="P37"><text:tab/><text:tab/><text:tab/>bcf<text:tab/><text:tab/>STATUS, RP1</text:p>
        <text:p text:style-name="P37"><text:tab/>endif</text:p>
        <text:p text:style-name="P37"><text:tab/><text:tab/><text:tab/>endm</text:p>
        <text:p text:style-name="P37">;-----------------------------------</text:p>
        <text:p text:style-name="P37">_?selbank2<text:tab/>macro<text:tab/><text:tab/><text:tab/><text:tab/>;bank 2 select</text:p>
        <text:p text:style-name="P37"><text:tab/>ifdef<text:tab/>__16F627A</text:p>
        <text:p text:style-name="P37"><text:tab/><text:tab/><text:tab/>bcf<text:tab/><text:tab/>STATUS, RP0</text:p>
        <text:p text:style-name="P37"><text:tab/><text:tab/><text:tab/>bsf<text:tab/><text:tab/>STATUS, RP1</text:p>
        <text:p text:style-name="P37"><text:tab/>endif</text:p>
        <text:p text:style-name="P37"><text:tab/>ifdef<text:tab/>__16F628A</text:p>
        <text:p text:style-name="P37"><text:tab/><text:tab/><text:tab/>bcf<text:tab/><text:tab/>STATUS, RP0</text:p>
        <text:p text:style-name="P37"><text:tab/><text:tab/><text:tab/>bsf<text:tab/><text:tab/>STATUS, RP1</text:p>
        <text:p text:style-name="P37"><text:tab/>endif</text:p>
        <text:p text:style-name="P37"><text:tab/>ifdef<text:tab/>__16F648A</text:p>
        <text:p text:style-name="P37"><text:tab/><text:tab/><text:tab/>bcf<text:tab/><text:tab/>STATUS, RP0</text:p>
        <text:p text:style-name="P37"><text:tab/><text:tab/><text:tab/>bsf<text:tab/><text:tab/>STATUS, RP1</text:p>
        <text:p text:style-name="P37"><text:tab/>endif</text:p>
        <text:p text:style-name="P37"><text:tab/>ifdef<text:tab/>__16F87</text:p>
        <text:p text:style-name="P37"><text:tab/><text:tab/><text:tab/>bcf<text:tab/><text:tab/>STATUS, RP0</text:p>
        <text:p text:style-name="P37"><text:tab/><text:tab/><text:tab/>bsf<text:tab/><text:tab/>STATUS, RP1</text:p>
        <text:p text:style-name="P37"><text:tab/>endif</text:p>
        <text:p text:style-name="P37"><text:tab/>ifdef<text:tab/>__16F88</text:p>
        <text:p text:style-name="P37"><text:tab/><text:tab/><text:tab/>bcf<text:tab/><text:tab/>STATUS, RP0</text:p>
        <text:p text:style-name="P37"><text:tab/><text:tab/><text:tab/>bsf<text:tab/><text:tab/>STATUS, RP1</text:p>
        <text:p text:style-name="P37"><text:tab/>endif</text:p>
        <text:p text:style-name="P37"><text:tab/><text:tab/><text:tab/>endm</text:p>
        <text:p text:style-name="P37"><text:soft-page-break/>;-----------------------------------</text:p>
        <text:p text:style-name="P37">_?selbank3<text:tab/>macro<text:tab/><text:tab/><text:tab/><text:tab/>;bank 3 select</text:p>
        <text:p text:style-name="P37"><text:tab/>ifdef<text:tab/>__16F627A</text:p>
        <text:p text:style-name="P37"><text:tab/><text:tab/><text:tab/>bsf<text:tab/><text:tab/>STATUS, RP0</text:p>
        <text:p text:style-name="P37"><text:tab/><text:tab/><text:tab/>bsf<text:tab/><text:tab/>STATUS, RP1</text:p>
        <text:p text:style-name="P37"><text:tab/>endif</text:p>
        <text:p text:style-name="P37"><text:tab/>ifdef<text:tab/>__16F628A</text:p>
        <text:p text:style-name="P37"><text:tab/><text:tab/><text:tab/>bsf<text:tab/><text:tab/>STATUS, RP0</text:p>
        <text:p text:style-name="P37"><text:tab/><text:tab/><text:tab/>bsf<text:tab/><text:tab/>STATUS, RP1</text:p>
        <text:p text:style-name="P37"><text:tab/>endif</text:p>
        <text:p text:style-name="P37"><text:tab/>ifdef<text:tab/>__16F648A</text:p>
        <text:p text:style-name="P37"><text:tab/><text:tab/><text:tab/>bsf<text:tab/><text:tab/>STATUS, RP0</text:p>
        <text:p text:style-name="P37"><text:tab/><text:tab/><text:tab/>bsf<text:tab/><text:tab/>STATUS, RP1</text:p>
        <text:p text:style-name="P37"><text:tab/>endif</text:p>
        <text:p text:style-name="P37"><text:tab/>ifdef<text:tab/>__16F87</text:p>
        <text:p text:style-name="P37"><text:tab/><text:tab/><text:tab/>bsf<text:tab/><text:tab/>STATUS, RP0</text:p>
        <text:p text:style-name="P37"><text:tab/><text:tab/><text:tab/>bsf<text:tab/><text:tab/>STATUS, RP1</text:p>
        <text:p text:style-name="P37"><text:tab/>endif</text:p>
        <text:p text:style-name="P37"><text:tab/>ifdef<text:tab/>__16F88</text:p>
        <text:p text:style-name="P37"><text:tab/><text:tab/><text:tab/>bsf<text:tab/><text:tab/>STATUS, RP0</text:p>
        <text:p text:style-name="P37"><text:tab/><text:tab/><text:tab/>bsf<text:tab/><text:tab/>STATUS, RP1</text:p>
        <text:p text:style-name="P37"><text:tab/>endif</text:p>
        <text:p text:style-name="P37"><text:tab/><text:tab/><text:tab/>endm</text:p>
        <text:p text:style-name="P37">;======================================================</text:p>
        <text:p text:style-name="P37">_?di<text:tab/><text:tab/>macro<text:tab/><text:tab/><text:tab/>;disable interrupt</text:p>
        <text:p text:style-name="P37"><text:tab/><text:tab/><text:tab/>bcf<text:tab/><text:tab/>INTCON, GIE<text:tab/>;</text:p>
        <text:p text:style-name="P37"><text:tab/><text:tab/><text:tab/>endm</text:p>
        <text:p text:style-name="P37">;======================================================</text:p>
        <text:p text:style-name="P37">_?ei<text:tab/><text:tab/>macro<text:tab/><text:tab/><text:tab/>;enable interrupt</text:p>
        <text:p text:style-name="P37"><text:tab/><text:tab/><text:tab/>bsf<text:tab/><text:tab/>INTCON, GIE<text:tab/>;</text:p>
        <text:p text:style-name="P37"><text:tab/><text:tab/><text:tab/>endm</text:p>
        <text:p text:style-name="P37">;======================================================</text:p>
        <text:p text:style-name="P37">_?setpch<text:tab/>macro</text:p>
        <text:p text:style-name="P37"><text:tab/><text:tab/><text:tab/>if<text:tab/>( $ &gt;= 0 ) &amp;&amp; ( $ &lt; H'800' )</text:p>
        <text:p text:style-name="P37"><text:soft-page-break/><text:tab/><text:tab/><text:tab/><text:tab/>bcf<text:tab/><text:tab/>PCLATH, 3</text:p>
        <text:p text:style-name="P37"><text:tab/><text:tab/><text:tab/>else</text:p>
        <text:p text:style-name="P37"><text:tab/><text:tab/><text:tab/><text:tab/>bsf<text:tab/><text:tab/>PCLATH, 3</text:p>
        <text:p text:style-name="P37"><text:tab/><text:tab/><text:tab/>endif</text:p>
        <text:p text:style-name="P37"><text:tab/><text:tab/><text:tab/>endm</text:p>
        <text:p text:style-name="P37">;********* EOF : JumpMacro.inc *************************</text:p>
        <text:p text:style-name="P36"><text:tab/>LIS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charset="x-symbol"/>
    <style:font-face style:name="StarSymbol" svg:font-family="StarSymbol, 'Arial Unicode MS'"/>
    <style:font-face style:name="Tahoma1" svg:font-family="Tahoma"/>
    <style:font-face style:name="Courier New" svg:font-family="'Courier New'" style:font-family-generic="modern"/>
    <style:font-face style:name="HG ゴシックB Sun" svg:font-family="'HG ゴシックB Sun', msgothic" style:font-family-generic="modern"/>
    <style:font-face style:name="ＭＳ ゴシック" svg:font-family="'ＭＳ ゴシック', 'MS Gothic'" style:font-family-generic="modern"/>
    <style:font-face style:name="ＭＳ 明朝" svg:font-family="'ＭＳ 明朝', 'MS Mincho'" style:font-family-generic="roman"/>
    <style:font-face style:name="HG 明朝L Sun" svg:font-family="'HG 明朝L Sun'" style:font-pitch="variable"/>
    <style:font-face style:name="Tahoma2" svg:font-family="Tahoma" style:font-pitch="variable"/>
    <style:font-face style:name="メイリオ" svg:font-family="メイリオ" style:font-family-generic="modern" style:font-pitch="variable"/>
    <style:font-face style:name="メイリオ1" svg:font-family="メイリオ" style:font-adornments="レギュラー" style:font-family-generic="modern" style:font-pitch="variable"/>
    <style:font-face style:name="ＭＳ Ｐゴシック" svg:font-family="'ＭＳ Ｐゴシック'" style:font-family-generic="modern" style:font-pitch="variable"/>
    <style:font-face style:name="ＭＳ Ｐゴシック1" svg:font-family="'ＭＳ Ｐゴシック'" style:font-adornments="標準" style:font-family-generic="modern"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049cm" fo:text-align="justify" style:justify-single-word="false" fo:orphans="0" fo:widows="0" fo:hyphenation-ladder-count="no-limit" style:page-number="auto" style:writing-mode="lr-tb"/>
      <style:text-properties style:use-window-font-color="true" style:font-name="Century" fo:font-size="10.5pt" fo:language="en" fo:country="US" style:letter-kerning="true" style:font-name-asian="メイリオ1" style:font-size-asian="10.5pt" style:language-asian="ja" style:country-asian="JP" style:font-name-complex="Century"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明朝L Sun" style:font-size-asian="14pt" style:font-name-complex="Tahoma2" style:font-size-complex="14pt"/>
    </style:style>
    <style:style style:name="Text_20_body" style:display-name="Text body" style:family="paragraph" style:parent-style-name="Standard" style:class="text">
      <style:paragraph-properties fo:margin-top="0cm" fo:margin-bottom="0.011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ＭＳ Ｐゴシック" fo:font-size="14pt" fo:font-weight="bold" style:font-name-asian="ＭＳ Ｐゴシック" style:font-size-asian="14pt" style:font-weight-asian="bold"/>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text-properties fo:font-size="10.5pt" style:font-name-asian="ＭＳ Ｐゴシック1" style:font-size-asian="10.5pt"/>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書式なし" style:family="paragraph" style:parent-style-name="Standard">
      <style:text-properties style:font-name="ＭＳ 明朝"/>
    </style:style>
    <style:style style:name="吹き出し" style:family="paragraph" style:parent-style-name="Standard">
      <style:text-properties style:font-name="Arial" fo:font-size="9pt" style:font-name-asian="ＭＳ ゴシック" style:font-size-asian="9pt" style:font-name-complex="Times New Roman" style:font-size-complex="9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HG ゴシックB Sun" style:font-size-asian="10pt" style:font-name-complex="HG ゴシックB Sun"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WW-Absatz-Standardschriftart" style:family="text"/>
    <style:style style:name="WW8Num3z0" style:family="text">
      <style:text-properties style:font-name="StarSymbol"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段落フォント" style:family="text"/>
    <style:style style:name="Emphasis" style:family="text" style:parent-style-name="段落フォント">
      <style:text-properties fo:font-style="italic" style:font-style-asian="italic"/>
    </style:style>
    <style:style style:name="Page_20_Number" style:display-name="Page Number" style:family="text" style:parent-style-name="段落フォント"/>
    <style:style style:name="吹き出し_20__28_文字_29_" style:display-name="吹き出し (文字)" style:family="text" style:parent-style-name="段落フォント">
      <style:text-properties style:font-name="Arial" fo:font-size="9pt" style:letter-kerning="true" style:font-name-asian="ＭＳ ゴシック" style:font-size-asian="9pt" style:font-name-complex="Times New Roman" style:font-size-complex="9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nothing" fo:text-indent="0.011cm" fo:margin-left="-0.01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style style:name="MT2" style:family="text">
      <style:text-properties style:font-name="Times New Roman" fo:font-size="10pt" style:letter-kerning="true" style:font-size-asian="10pt"/>
    </style:style>
    <style:page-layout style:name="Mpm1">
      <style:page-layout-properties fo:page-width="21.001cm" fo:page-height="29.7cm" style:num-format="1" style:print-orientation="portrait" fo:margin-top="1.667cm" fo:margin-bottom="1.409cm" fo:margin-left="2.272cm" fo:margin-right="1.926cm" fo:background-color="#ffffff" style:writing-mode="lr-tb" style:layout-grid-color="#c0c0c0" style:layout-grid-lines="80" style:layout-grid-base-height="0.349cm" style:layout-grid-ruby-height="0.035cm" style:layout-grid-mode="line" style:layout-grid-ruby-below="false" style:layout-grid-print="false" style:layout-grid-display="false" style:layout-grid-base-width="0.34cm" style:layout-grid-snap-to-characters="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0.9cm" fo:margin-right="0.7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7cm" style:layout-grid-snap-to-characters="true" style:footnote-max-height="0cm">
        <style:background-image/>
        <style:columns fo:column-count="1" fo:column-gap="0cm">
          <style:column-sep style:width="0.002cm" style:color="#000000" style:height="100%"/>
        </style:columns>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0.9cm" fo:margin-right="0.9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7cm" style:layout-grid-snap-to-characters="true" style:footnote-max-height="0cm">
        <style:background-image/>
        <style:columns fo:column-count="2" fo:column-gap="0cm">
          <style:column-sep style:width="0.002cm" style:color="#000000" style:height="100%"/>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number:date-style style:name="N37" number:automatic-order="true">
      <number:year/>
      <number:text>/</number:text>
      <number:month number:style="long"/>
      <number:text>/</number:text>
      <number:day number:style="long"/>
    </number:date-style>
    <number:time-style style:name="N40">
      <number:hours/>
      <number:text>:</number:text>
      <number:minutes number:style="long"/>
    </number:time-style>
  </office:automatic-styles>
  <office:master-styles>
    <style:master-page style:name="Standard" style:page-layout-name="Mpm1"/>
    <style:master-page style:name="_31__20_を変換" style:display-name="1 を変換" style:page-layout-name="Mpm2">
      <style:footer>
        <text:p text:style-name="Footer"><text:span text:style-name="Page_20_Number">　　　　　　　　　　　　　　　　　　　　　　　　　　　　　　　　　　　　　　　</text:span></text:p>
      </style:footer>
    </style:master-page>
    <style:master-page style:name="_32__20_を変換" style:display-name="2 を変換" style:page-layout-name="Mpm3">
      <style:header>
        <text:p text:style-name="Header"><text:span text:style-name="MT2"><text:file-name text:display="full">C:\Users\Tora\1_PIC\MyLibrary\PAMSCLS解説書.odt</text:file-name></text:span><text:span text:style-name="MT2">　　</text:span><text:span text:style-name="MT2"><text:date style:data-style-name="N37" text:date-value="2012-04-10T13:36:13.09">12/04/10</text:date></text:span><text:span text:style-name="MT2">　</text:span><text:span text:style-name="MT2"><text:time style:data-style-name="N40" text:time-value="2012-04-10T13:36:13.09">13:36</text:time></text:span></text:p>
      </style:header>
      <style:footer>
        <text:p text:style-name="Footer"><text:span text:style-name="Page_20_Number">　　　　　　　　　　　　　　　　　　　　　　　　　　　　　　　　　　　　　　　</text:span><text:span text:style-name="Page_20_Number"><text:page-number text:select-page="current"/></text:span><text:span text:style-name="Page_20_Number">　</text:span><text:span text:style-name="Page_20_Number"><text:page-count style:num-format="1">2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AMSCLS解説書</dc:title>
    <meta:initial-creator>堀野　守克</meta:initial-creator>
    <meta:creation-date>2000-04-22T21:43:00</meta:creation-date>
    <dc:creator>Horino Morikatsu</dc:creator>
    <dc:date>2012-04-10T13:36:13.04</dc:date>
    <meta:print-date>2012-03-08T13:56:30.17</meta:print-date>
    <meta:editing-cycles>67</meta:editing-cycles>
    <meta:editing-duration>PT23H50M30S</meta:editing-duration>
    <meta:generator>OpenOffice.org/3.3$Win32 OpenOffice.org_project/330m20$Build-9567</meta:generator>
    <meta:printed-by>Horino Morikatsu</meta:printed-by>
    <dc:description>Pasmcls 解説書　Ver 1.2i　2010/02/25 改訂</dc:description>
    <meta:document-statistic meta:table-count="0" meta:image-count="0" meta:object-count="0" meta:page-count="22" meta:paragraph-count="607" meta:word-count="4608" meta:character-count="19465"/>
    <meta:user-defined meta:name="情報 1"/>
    <meta:user-defined meta:name="情報 2"/>
    <meta:user-defined meta:name="情報 3"/>
    <meta:user-defined meta:name="情報 4"/>
  </office:meta>
</office:document-meta>
</file>